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018cm solid #000000"/>
    </style:style>
    <style:style style:name="dl133" style:family="table">
      <style:table-properties style:width="15.998cm" table:align="margins"/>
    </style:style>
    <style:style style:name="dl133.A" style:family="table-column">
      <style:table-column-properties style:column-width="3.2cm" style:rel-column-width="13105*"/>
    </style:style>
    <style:style style:name="dl133.B" style:family="table-column">
      <style:table-column-properties style:column-width="12.799cm" style:rel-column-width="52430*"/>
    </style:style>
    <style:style style:name="dl133.A1" style:family="table-cell">
      <style:table-cell-properties fo:padding-left="0cm" fo:padding-right="0.101cm" fo:padding-top="0cm" fo:padding-bottom="0cm" fo:border="none"/>
    </style:style>
    <style:style style:name="dl149" style:family="table">
      <style:table-properties style:width="15.998cm" table:align="margins"/>
    </style:style>
    <style:style style:name="dl149.A" style:family="table-column">
      <style:table-column-properties style:column-width="5.5cm" style:rel-column-width="22526*"/>
    </style:style>
    <style:style style:name="dl149.B" style:family="table-column">
      <style:table-column-properties style:column-width="10.499cm" style:rel-column-width="43009*"/>
    </style:style>
    <style:style style:name="dl149.A1" style:family="table-cell">
      <style:table-cell-properties fo:padding-left="0cm" fo:padding-right="0.101cm" fo:padding-top="0cm" fo:padding-bottom="0cm" fo:border="none"/>
    </style:style>
    <style:style style:name="P1" style:family="paragraph" style:parent-style-name="Table_20_Contents">
      <style:text-properties style:font-name="Helvetica" fo:font-size="10pt" fo:font-weight="bold" style:font-size-asian="10pt" style:font-weight-asian="bold" style:font-size-complex="10pt" style:font-weight-complex="bold"/>
    </style:style>
    <style:style style:name="P2" style:family="paragraph" style:parent-style-name="Example">
      <style:text-properties style:font-name="Times New Roman" fo:font-style="normal" fo:font-weight="normal" style:font-style-asian="normal" style:font-weight-asian="normal" style:font-style-complex="normal" style:font-weight-complex="normal"/>
    </style:style>
    <style:style style:name="P3" style:family="paragraph" style:parent-style-name="Example">
      <style:text-properties style:font-name="Courier1"/>
    </style:style>
    <style:style style:name="P4" style:family="paragraph" style:parent-style-name="Index_20_1">
      <style:paragraph-properties>
        <style:tab-stops/>
      </style:paragraph-properties>
    </style:style>
    <style:style style:name="P5" style:family="paragraph" style:parent-style-name="CopyrightText" style:master-page-name="">
      <style:paragraph-properties style:page-number="auto" fo:break-before="page"/>
    </style:style>
    <style:style style:name="P6" style:family="paragraph" style:parent-style-name="Text_20_body">
      <style:text-properties style:font-name="Courier" fo:font-size="10pt" style:font-size-asian="10pt" style:font-size-complex="10pt"/>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style:font-name="Courier1"/>
    </style:style>
    <style:style style:name="P10" style:family="paragraph" style:parent-style-name="Index_20_Separator">
      <style:paragraph-properties>
        <style:tab-stops/>
      </style:paragraph-properties>
    </style:style>
    <style:style style:name="P11" style:family="paragraph" style:parent-style-name="Index_20_2">
      <style:paragraph-properties>
        <style:tab-stops/>
      </style:paragraph-properties>
    </style:style>
    <style:style style:name="P12" style:family="paragraph" style:parent-style-name="Index_20_3">
      <style:paragraph-properties>
        <style:tab-stops/>
      </style:paragraph-properties>
    </style:style>
    <style:style style:name="P13" style:family="paragraph" style:parent-style-name="Text_20_body">
      <style:paragraph-properties fo:margin-top="0.425cm" fo:margin-bottom="0.212cm"/>
    </style:style>
    <style:style style:name="P14" style:family="paragraph" style:parent-style-name="Footnote">
      <style:text-properties fo:font-style="normal" fo:font-weight="normal" style:font-style-asian="normal" style:font-weight-asian="normal" style:font-style-complex="normal" style:font-weight-complex="normal"/>
    </style:style>
    <style:style style:name="P15" style:family="paragraph" style:parent-style-name="Contents_20_3">
      <style:paragraph-properties>
        <style:tab-stops/>
      </style:paragraph-properties>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Example">
      <style:paragraph-properties fo:margin-left="0cm" fo:margin-right="0cm" fo:text-indent="0cm" style:auto-text-indent="false"/>
    </style:style>
    <style:style style:name="P19" style:family="paragraph" style:parent-style-name="Example">
      <style:paragraph-properties fo:margin-left="0cm" fo:margin-right="0cm" fo:text-indent="0cm" style:auto-text-indent="false"/>
      <style:text-properties style:font-name="Courier1"/>
    </style:style>
    <style:style style:name="P20" style:family="paragraph" style:parent-style-name="CoverTitle" style:master-page-name="CoverPage">
      <style:paragraph-properties style:page-number="auto"/>
    </style:style>
    <style:style style:name="P21" style:family="paragraph" style:parent-style-name="Text_20_body">
      <style:text-properties style:font-name="Courier1"/>
    </style:style>
    <style:style style:name="P22" style:family="paragraph" style:parent-style-name="Text_20_body">
      <style:text-properties style:use-window-font-color="true" style:font-name="Courier1" fo:font-size="13pt" style:font-name-asian="Courier1" style:font-size-asian="13pt" style:font-name-complex="Courier1" style:font-size-complex="13pt"/>
    </style:style>
    <style:style style:name="P23" style:family="paragraph" style:parent-style-name="Text_20_body" style:list-style-name="L1"/>
    <style:style style:name="P24" style:family="paragraph" style:parent-style-name="Heading_20_1">
      <style:paragraph-properties fo:break-before="page"/>
    </style:style>
    <style:style style:name="P25" style:family="paragraph" style:parent-style-name="Heading_20_2" style:master-page-name="">
      <style:paragraph-properties fo:margin-top="0.425cm" fo:margin-bottom="0.212cm" style:page-number="auto" fo:break-before="auto" fo:break-after="auto"/>
    </style:style>
    <style:style style:name="P26" style:family="paragraph" style:parent-style-name="Heading_20_3" style:master-page-name="">
      <style:paragraph-properties fo:margin-top="0cm" fo:margin-bottom="0.212cm" style:page-number="auto" fo:break-before="page"/>
    </style:style>
    <style:style style:name="P27" style:family="paragraph" style:parent-style-name="Standard" style:list-style-name="">
      <style:paragraph-properties style:text-autospace="none"/>
      <style:text-properties style:use-window-font-color="true" style:font-name="Courier1" fo:font-size="13pt" style:font-name-asian="Courier1" style:font-size-asian="13pt" style:font-name-complex="Courier1" style:font-size-complex="13pt"/>
    </style:style>
    <style:style style:name="P28" style:family="paragraph" style:parent-style-name="Standard" style:list-style-name="">
      <style:paragraph-properties style:text-autospace="none"/>
      <style:text-properties style:use-window-font-color="true" style:font-name="Courier1" fo:font-size="11pt" style:font-name-asian="Courier1" style:font-size-asian="11pt" style:font-name-complex="Courier1" style:font-size-complex="11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Helvetica" fo:font-size="10pt" fo:font-weight="bold" style:font-size-asian="10pt" style:font-weight-asian="bold" style:font-size-complex="10pt" style:font-weight-complex="bold"/>
    </style:style>
    <style:style style:name="T7" style:family="text">
      <style:text-properties fo:color="#0000ff"/>
    </style:style>
    <style:style style:name="T8" style:family="text">
      <style:text-properties style:text-position="super 58%"/>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style:font-name="Courier1"/>
    </style:style>
    <style:style style:name="T14" style:family="text">
      <style:text-properties style:use-window-font-color="true" style:font-name="Courier1" fo:font-size="13pt" style:font-name-asian="Courier1" style:font-size-asian="13pt" style:font-name-complex="Courier1" style:font-size-complex="13pt"/>
    </style:style>
    <style:style style:name="T15" style:family="text">
      <style:text-properties style:use-window-font-color="true" style:font-name="Times New Roman" fo:font-size="11pt" style:font-name-asian="Courier1" style:font-size-asian="11pt" style:font-name-complex="Courier1" style:font-size-complex="11pt"/>
    </style:style>
    <style:style style:name="T16" style:family="text">
      <style:text-properties fo:color="#0000f1" style:font-name="Times New Roman" fo:font-size="11pt" style:text-underline-style="solid" style:text-underline-width="auto" style:text-underline-color="#0000f1" style:font-name-asian="Courier1" style:font-size-asian="11pt" style:font-name-complex="Courier1" style:font-size-complex="11pt"/>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0.60"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0">njPipes</text:p>
      <text:p text:style-name="CoverDate">September 1<text:span text:style-name="T8">st</text:span>,2011</text:p>
      <text:p text:style-name="CoverAuthor">Rexx Language Association<text:line-break/></text:p>
      <text:p text:style-name="CoverEmail"><text:a xlink:type="simple" xlink:href="http://rexxla.org/">http://rexxla.org</text:a></text:p>
      <text:p text:style-name="CoverStatus">Version 0.60</text:p>
      <text:p text:style-name="P5"/>
      <text:p text:style-name="CopyrightText"/>
      <text:p text:style-name="CopyrightText"/>
      <text:p text:style-name="CopyrightText"/>
      <text:p text:style-name="CopyrightText"/>
      <text:p text:style-name="CopyrightText">Copyright © Rexx Language Association, 2011</text:p>
      <text:p text:style-name="CopyrightText">Parts Copyright © Ed Tomlinson, 1997-2011.</text:p>
      <text:p text:style-name="CopyrightText">Parts Copyright © Jeff Hennick, 1997-2011.</text:p>
      <text:p text:style-name="CopyrightText">Parts Copyright © René V. Jansen, 1997-2011.</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23070_1016530491" text:style-name="Internet_20_link" text:visited-style-name="Internet_20_link"><text:span text:style-name="Strong_20_Emphasis">Introduction</text:span></text:a> <text:s text:c="4"/><text:span text:style-name="Page_20_Number">5</text:span></text:p>
          <text:p text:style-name="P17"><text:a xlink:type="simple" xlink:href="#__RefHeading__23072_1016530491" text:style-name="Internet_20_link" text:visited-style-name="Internet_20_link">Pipeline principles</text:a> <text:s text:c="4"/><text:span text:style-name="Page_20_Number">5</text:span></text:p>
          <text:p text:style-name="P16"><text:a xlink:type="simple" xlink:href="#__RefHeading__23074_1016530491" text:style-name="Internet_20_link" text:visited-style-name="Internet_20_link"><text:span text:style-name="Strong_20_Emphasis">A Quick Tour of njPipes</text:span></text:a> <text:s text:c="4"/><text:span text:style-name="Page_20_Number">7</text:span></text:p>
          <text:p text:style-name="P15"><text:a xlink:type="simple" xlink:href="#__RefHeading__2354_867219443" text:style-name="Internet_20_link" text:visited-style-name="Internet_20_link">Installation and verification</text:a> <text:s text:c="4"/><text:span text:style-name="Page_20_Number">7</text:span></text:p>
          <text:p text:style-name="P15"><text:a xlink:type="simple" xlink:href="#__RefHeading__2356_867219443" text:style-name="Internet_20_link" text:visited-style-name="Internet_20_link">Running a pipeline from the command line</text:a> <text:s text:c="4"/><text:span text:style-name="Page_20_Number">7</text:span></text:p>
          <text:p text:style-name="P15"><text:a xlink:type="simple" xlink:href="#__RefHeading__2358_867219443" text:style-name="Internet_20_link" text:visited-style-name="Internet_20_link">Differences with respect to the CMS Pipelines version</text:a> <text:s text:c="4"/><text:span text:style-name="Page_20_Number">8</text:span></text:p>
          <text:p text:style-name="P16"><text:a xlink:type="simple" xlink:href="#__RefHeading__2360_867219443" text:style-name="Internet_20_link" text:visited-style-name="Internet_20_link"><text:span text:style-name="Strong_20_Emphasis">Developing your own stages in NetRexx</text:span></text:a> <text:s text:c="4"/><text:span text:style-name="Page_20_Number">9</text:span></text:p>
          <text:p text:style-name="P17"><text:a xlink:type="simple" xlink:href="#__RefHeading__23076_1016530491" text:style-name="Internet_20_link" text:visited-style-name="Internet_20_link">The Pipe Compiler</text:a> <text:s text:c="4"/><text:span text:style-name="Page_20_Number">10</text:span></text:p>
          <text:p text:style-name="P17"><text:a xlink:type="simple" xlink:href="#__RefHeading__23078_1016530491" text:style-name="Internet_20_link" text:visited-style-name="Internet_20_link">Stages</text:a> <text:s text:c="4"/><text:span text:style-name="Page_20_Number">11</text:span></text:p>
          <text:p text:style-name="P15"><text:a xlink:type="simple" xlink:href="#__RefHeading__23080_1016530491" text:style-name="Internet_20_link" text:visited-style-name="Internet_20_link">The built-in stages</text:a> <text:s text:c="4"/><text:span text:style-name="Page_20_Number">12</text:span></text:p>
          <text:p text:style-name="P16"><text:a xlink:type="simple" xlink:href="#__RefHeading__23082_1016530491" text:style-name="Internet_20_link" text:visited-style-name="Internet_20_link"><text:span text:style-name="Strong_20_Emphasis">Appendix A </text:span></text:a><text:s text:c="5"/><text:span text:style-name="Page_20_Number">15</text:span></text:p>
          <text:p text:style-name="P16"><text:a xlink:type="simple" xlink:href="#__RefHeading__23084_1016530491" text:style-name="Internet_20_link" text:visited-style-name="Internet_20_link"><text:span text:style-name="Strong_20_Emphasis">Appendix B – </text:span></text:a><text:s text:c="5"/><text:span text:style-name="Page_20_Number">17</text:span></text:p>
          <text:p text:style-name="P17"><text:s text:c="5"/><text:span text:style-name="Page_20_Number">18</text:span></text:p>
          <text:p text:style-name="P16"><text:a xlink:type="simple" xlink:href="#__RefHeading__1032_867219443" text:style-name="Internet_20_link" text:visited-style-name="Internet_20_link"><text:span text:style-name="Strong_20_Emphasis">Index</text:span></text:a> <text:s text:c="4"/><text:span text:style-name="Page_20_Number">19</text:span></text:p>
        </text:index-body>
      </text:table-of-content>
      <text:h text:style-name="P24" text:outline-level="1"><text:bookmark text:name="__RefHeading__23070_1016530491"/><text:reference-mark text:name="refpart1"/>Introduction<text:bookmark-end text:name="__RefHeading__23070_1016530491"/></text:h>
      <text:p text:style-name="P7"><text:span text:style-name="T9">A </text:span>Pipeline<text:span text:style-name="T9">, or </text:span><text:a xlink:type="simple" xlink:href="http://en.wikipedia.org/wiki/Hartmann_pipeline"><text:span text:style-name="T10">Hartmann Pipeline</text:span></text:a><text:span text:style-name="T10"><text:note text:id="ftn1" text:note-class="footnote"><text:note-citation>1</text:note-citation><text:note-body><text:p text:style-name="P14">as the name where the wikipedia community seems to have settled upon. CMS/TSO Pipelines is an alternative name.</text:p></text:note-body></text:note></text:span><text:span text:style-name="T11">, is a concept that extends and improves </text:span><text:span text:style-name="T12">pipes</text:span><text:span text:style-name="T11"> as they are known from Unix and other operating systems. The name </text:span><text:span text:style-name="T12">pipe</text:span><text:span text:style-name="T11"> indicates an interprocess communication mechanism, as well as the programming paradigm it has introduced. Compared to Unix pipes, Hartmann Pipelines offer multiple input- and output streams, more complex pipe topologies, and a lot more.</text:span></text:p>
      <text:p text:style-name="P8">Pipelines were first implemented on VM/CMS, one of IBM's mainframe operating systems. This version was later ported to TSO to run under MVS and has been part of several product configurations. Pipelines are widely used by VM users, in a symbiotic relationship with REXX, the interpreted language that also has its origins on this platform.</text:p>
      <text:p text:style-name="P8">njPipes is the implementation of Pipelines for the Java Virtual machine. It is written in NetRexx and <text:span text:style-name="T4">Stages</text:span> can be defined using this language. The resulting code can run on every platform that has a JVM (Java Virtual Machine). This portable version of <text:span text:style-name="T5">Pipelines </text:span>was started by Ed Tomlinson in 1997, when NetRexx was still very new, and was open sourced in 2011, soon after the NetRexx translator itself.</text:p>
      <text:h text:style-name="P25" text:outline-level="2"><text:bookmark text:name="__RefHeading__23072_1016530491"/><text:reference-mark text:name="reflangob"/>Pipeline principles<text:bookmark-end text:name="__RefHeading__23072_1016530491"/></text:h>
      <text:p text:style-name="P13">There are several introductions into the art of <text:span text:style-name="T5">plumbing</text:span><text:span text:style-name="T9">, that is, handling sources, pipes and sinks. In the following paragraph, a very condensed version is presented, just to set the stage for this publication.</text:span></text:p>
      <text:p text:style-name="Text_20_body"/>
      <text:h text:style-name="Heading_20_1" text:outline-level="1"><text:bookmark text:name="__RefHeading__23074_1016530491"/>A Quick Tour of njPipes<text:bookmark-end text:name="__RefHeading__23074_1016530491"/></text:h>
      <text:p text:style-name="Text_20_body">njPipes enables us to follow the usage model of CMS Pipelines closely; in fact, the documentation for the mainframe product can be used for most stages. In a later chapter, the stages that are delivered with njPipes are documented in a delta-approach, listing the differences with the mainframe product, if any.</text:p>
      <text:h text:style-name="Heading_20_3" text:outline-level="3"><text:bookmark text:name="__RefHeading__2354_867219443"/>Installation and verification<text:bookmark-end text:name="__RefHeading__2354_867219443"/></text:h>
      <text:p text:style-name="Text_20_body">To run Pipes for NetRexx and Java you need both Java and NetRexx runtime support installed. <text:s/>To write your own pipes or stages you need compilers for both Java and NetRexx. </text:p>
      <text:p text:style-name="Text_20_body">The core classes for pipes and stages are in njpipesC.jar. <text:s/>This file may be used on the -cp option or added to your CLASSPATH.</text:p>
      <text:p text:style-name="Text_20_body">To install create an njpipes directory, cd into it and unzip njpipes.zip. Then unzip the versioned njpipes file, unzip njpipes060.zip. <text:s/>This will build he directory structure with with examples, documentation, the njpipesC.jar, and the commands pipe.bat, pipe.cmd, pipe.sh and pipe in the bin subdirectory. The environment variable NJPIPES_HOME should point to the directory that contains njpipesC.jar.</text:p>
      <text:p text:style-name="Text_20_body">To test the installation, we can run a pipeline from the command line.</text:p>
      <text:h text:style-name="Heading_20_3" text:outline-level="3"><text:bookmark text:name="__RefHeading__2356_867219443"/>Running a pipeline from the command line<text:bookmark-end text:name="__RefHeading__2356_867219443"/></text:h>
      <text:p text:style-name="Standard"><text:s/>To run a pipeline from the commandline, type:</text:p>
      <text:p text:style-name="Standard"/>
      <text:p text:style-name="P9">pipe "(test) literal arg() ! dup 999 ! count words ! console"</text:p>
      <text:p text:style-name="Text_20_body">The first time you use the pipe command in a new directory it will create a default pipes.cnf file for you. If you have the njpipesC.jar on your CLASSPATH you can also use:</text:p>
      <text:p text:style-name="P9">java org.netrexx.njpipes.pipes.compiler (test) literal arg() ! dup 999 ! count words ! console</text:p>
      <text:p text:style-name="Text_20_body">You should see a message that the pipe compiler is processing your pipe and soon after that messages from the NetRexx compiler as it processes the pipe.</text:p>
      <text:p text:style-name="Text_20_body">To run the pipe type:</text:p>
      <text:p text:style-name="P9">java test some words</text:p>
      <text:p text:style-name="Text_20_body">The pipe should then output:</text:p>
      <text:p text:style-name="Text_20_body"><text:s/><text:span text:style-name="T13">2000</text:span></text:p>
      <text:h text:style-name="Heading_20_3" text:outline-level="3"><text:bookmark text:name="__RefHeading__2358_867219443"/><text:soft-page-break/>Differences with respect to the CMS Pipelines version<text:bookmark-end text:name="__RefHeading__2358_867219443"/></text:h>
      <text:p text:style-name="Text_20_body"/>
      <text:h text:style-name="Heading_20_2" text:outline-level="2">Developing your own stages in NetRexx</text:h>
      <text:p text:style-name="Text_20_body">Writing your own pipes or stage is simple. <text:s/>Take a look at the source of the supplied stages in the stages directory. <text:s/>Here are some more examples. <text:s/>The first shows how to use a pipe in a NetRexx program:</text:p>
      <text:p text:style-name="Example"><text:s text:c="4"/>-- examples\testpipe.njp</text:p>
      <text:p text:style-name="Example"><text:s text:c="4"/>-- to compile use: pipe testpipe.njp</text:p>
      <text:p text:style-name="Example"><text:s text:c="4"/>-- <text:s text:c="12"/>or: java njp testpipe.njp</text:p>
      <text:p text:style-name="Example"><text:s text:c="4"/>-- to execute use: java testpipe some text</text:p>
      <text:p text:style-name="Example"/>
      <text:p text:style-name="P3"><text:s text:c="4"/>import org.netrexx.njpipes.pipes.</text:p>
      <text:p text:style-name="P3"><text:s text:c="4"/>import org.netrexx.njpipes.stages.</text:p>
      <text:p text:style-name="P3"/>
      <text:p text:style-name="P3"><text:s text:c="4"/>class testpipe extends Object</text:p>
      <text:p text:style-name="P3"/>
      <text:p text:style-name="P3"><text:s text:c="4"/>method testpipe(avar=Rexx)</text:p>
      <text:p text:style-name="P3"/>
      <text:p text:style-name="P3"><text:s text:c="7"/>F = Rexx 'abase'</text:p>
      <text:p text:style-name="P3"><text:s text:c="7"/>T = Rexx 1</text:p>
      <text:p text:style-name="P3"/>
      <text:p text:style-name="P3"><text:s text:c="7"/>F[0]=5</text:p>
      <text:p text:style-name="P3"><text:s text:c="7"/>F[1]=222</text:p>
      <text:p text:style-name="P3"><text:s text:c="7"/>F[2]=3333</text:p>
      <text:p text:style-name="P3"><text:s text:c="7"/>F[3]=1111</text:p>
      <text:p text:style-name="P3"><text:s text:c="7"/>F[4]=55</text:p>
      <text:p text:style-name="P3"><text:s text:c="7"/>F[5]=444</text:p>
      <text:p text:style-name="P3"/>
      <text:p text:style-name="P3"><text:s text:c="7"/>pipe (apipe stall 1000 )</text:p>
      <text:p text:style-name="P3"><text:s text:c="9"/>stem F ! sort ! prefix literal {avar} ! console ! stem T</text:p>
      <text:p text:style-name="P3"/>
      <text:p text:style-name="P3"><text:s text:c="7"/>loop i=1 to T[0]</text:p>
      <text:p text:style-name="P3"><text:s text:c="10"/>say 'T['i']='T[i]</text:p>
      <text:p text:style-name="P3"><text:s text:c="7"/>end</text:p>
      <text:p text:style-name="P3"/>
      <text:p text:style-name="P3"><text:s text:c="4"/>method main(a=String[]) static</text:p>
      <text:p text:style-name="Example"/>
      <text:p text:style-name="Example"><text:s text:c="6"/><text:span text:style-name="T13"><text:s/>testpipe(Rexx(a))</text:span></text:p>
      <text:p text:style-name="P18"><text:soft-page-break/><text:s/>A couple things can be inferred from this example. <text:s/>First its simple to pass rexx variables to pipes using STEM. <text:s/>Also look at the <text:s/>phrase {avar}. It passes the Rexx variable's value to the stage at runtime. <text:s/>In CMS the pipe would be quoted and you would unquote sections to get a similiar effect.</text:p>
      <text:p text:style-name="P18">Another thing to note is that the pipe extraction program is fairly smart. It detects when pipes takes several lines. <text:s/>As long as there are stages, or the current line ends with a stagesep or stageend character, or the next line starts with a stagesep or stageend character. <text:s/>It gets added to the pipe.</text:p>
      <text:p text:style-name="P18">The arg(), arg(rexx) or arg(null) methods get the arguments passed to a stage or pipe. <text:s/>To get the complete rexx string of an argument use arg(). To get the nth word of a rexx argument use arg(n). <text:s/>When using pipes in netrexx or java code you can use arg('name') to get the named argument. If the class of the arguement is not rexx use arg(null) to get the object.</text:p>
      <text:p text:style-name="P18">In .njp files you can use {avar} phrase actually just shorthand for <text:s/>arg('avar').</text:p>
      <text:p text:style-name="P18">The following example shows what has to be done in a stage to access the rexx variables passed by VAR, STEM and OVER. <text:s/>The real <text:s/>over stage is a bit more complete.</text:p>
      <text:p text:style-name="Example"/>
      <text:p text:style-name="Example"><text:s text:c="4"/><text:span text:style-name="T13">-- over.nrx</text:span></text:p>
      <text:p text:style-name="P3"><text:s text:c="4"/>package org.netrexx.njpipes.stages</text:p>
      <text:p text:style-name="P3"><text:s text:c="4"/>import org.netrexx.njpipes.pipes.</text:p>
      <text:p text:style-name="P3"/>
      <text:p text:style-name="P3"><text:s text:c="4"/>class over extends stage final</text:p>
      <text:p text:style-name="P3"/>
      <text:p text:style-name="P3"><text:s text:c="4"/>method run() public</text:p>
      <text:p text:style-name="P19"><text:s text:c="8"/>a = getRexx(arg())</text:p>
      <text:p text:style-name="P3"><text:s text:c="6"/>loop i over a</text:p>
      <text:p text:style-name="P3"><text:s text:c="9"/>output(a[i])</text:p>
      <text:p text:style-name="P3"><text:s text:c="6"/>catch StageError</text:p>
      <text:p text:style-name="P3"><text:s text:c="9"/>rc = rc()</text:p>
      <text:p text:style-name="P3"><text:s text:c="6"/>end</text:p>
      <text:p text:style-name="P3"><text:s text:c="4"/></text:p>
      <text:p text:style-name="P3"><text:s text:c="3"/>exit(rc*(rc&lt;&gt;12))</text:p>
      <text:p text:style-name="P18"/>
      <text:p text:style-name="P18"><text:s/>The getRexx method is passed the name of a string by the pipe. <text:s/>In the previous example it would be passed A and would return an Object pointer to A in testpipe. If you wish to replace a stream this can be done using connectors. <text:s/>For example look at the following fragment:</text:p>
      <text:p text:style-name="Example"/>
      <text:p text:style-name="Example"><text:s text:c="3"/><text:span text:style-name="T13"><text:s/>-- examples\calltest.njp</text:span></text:p>
      <text:p text:style-name="P19"><text:s text:c="4"/>pipe (callt1) literal test ! calltest {} ! console</text:p>
      <text:p text:style-name="Example"/>
      <text:p text:style-name="Example"><text:s text:c="2"/><text:span text:style-name="T13"><text:s text:c="2"/>import org.netrexx.njpipes.pipes.</text:span></text:p>
      <text:p text:style-name="Example"><text:soft-page-break/></text:p>
      <text:p text:style-name="P3"><text:s text:c="4"/>class calltest extends stage final</text:p>
      <text:p text:style-name="P3"/>
      <text:p text:style-name="P3"><text:s text:c="4"/>method run() public</text:p>
      <text:p text:style-name="P9"/>
      <text:p text:style-name="P9"><text:s text:c="7"/>do</text:p>
      <text:p text:style-name="P9"><text:s text:c="10"/>a = arg()</text:p>
      <text:p text:style-name="P9"/>
      <text:p text:style-name="P9"><text:s text:c="10"/>callpipe (cp1) gen {a} ! *out0:</text:p>
      <text:p text:style-name="P9"/>
      <text:p text:style-name="P9"><text:s text:c="10"/>loop forever</text:p>
      <text:p text:style-name="P9"><text:s text:c="13"/>line = peekto()</text:p>
      <text:p text:style-name="P9"><text:s text:c="13"/>output(line)</text:p>
      <text:p text:style-name="P9"><text:s text:c="13"/>readto()</text:p>
      <text:p text:style-name="P9"><text:s text:c="10"/>end</text:p>
      <text:p text:style-name="P9"/>
      <text:p text:style-name="P9"><text:s text:c="7"/>catch StageError</text:p>
      <text:p text:style-name="P9"><text:s text:c="10"/>rc = rc()</text:p>
      <text:p text:style-name="P9"><text:s text:c="7"/>end</text:p>
      <text:p text:style-name="P9"/>
      <text:p text:style-name="P9"><text:s text:c="4"/>exit(rc*(rc&lt;&gt;12))</text:p>
      <text:p text:style-name="Text_20_body"><text:s text:c="3"/></text:p>
      <text:p text:style-name="Text_20_body">Running the callt1 pipe with an argument of 10 would pass the 10 to calltest via {} and arg(). <text:s/>Then cp1's gen stage would be passed 'a' which is set to 10. <text:s/>Since gen generate numbers in sequence, the console stage of callt1 would get the numbers from 1 to 10. <text:s/>Now cp1 ends and calltest's output stream is restored and calltest unblocks and reads the the literal's data 'test' and passes it to console.</text:p>
      <text:p text:style-name="Text_20_body"/>
      <text:p text:style-name="Text_20_body">The use of {} only works when compiling from .njp files. <text:s/>It will not work from the command line.</text:p>
      <text:p text:style-name="Text_20_body">The njpipes compiler recognizes connectors as labels with the following forms:</text:p>
      <text:p text:style-name="Text_20_body"/>
      <text:p text:style-name="Text_20_body"><text:s text:c="2"/><text:span text:style-name="T13"><text:s text:c="2"/>*in:</text:span></text:p>
      <text:p text:style-name="P9"><text:s text:c="3"/>*inN:</text:p>
      <text:p text:style-name="P9"><text:s text:c="3"/>*out:</text:p>
      <text:p text:style-name="P9"><text:s text:c="3"/>*outN</text:p>
      <text:p text:style-name="Text_20_body"/>
      <text:p text:style-name="Text_20_body">When N is a whole number, the connector connects input or output stream N of the stage with the connector.</text:p>
      <text:p text:style-name="Text_20_body"><text:soft-page-break/>When the label *in or *out, the connector connects the stages's current input or output stream with the connector. <text:s/>This is used instead of *: due to the way the compiler/preprocessor works.</text:p>
      <text:p text:style-name="Text_20_body">If you do not want the stage to wait for the called pipe to complete you can use addpipe. <text:s/>Here is an example.</text:p>
      <text:p text:style-name="Text_20_body"/>
      <text:p text:style-name="Text_20_body"><text:s text:c="2"/><text:span text:style-name="T13"><text:s text:c="2"/>-- similar to examples\addtest.njp</text:span></text:p>
      <text:p text:style-name="P9"/>
      <text:p text:style-name="P9"><text:s text:c="4"/>a <text:s/>= 100</text:p>
      <text:p text:style-name="P9"><text:s text:c="4"/>b <text:s/>= 'some text for literal'</text:p>
      <text:p text:style-name="P9"/>
      <text:p text:style-name="P9"><text:s text:c="4"/>addpipe (linktest) literal {b} ! dup {a} ! *in0:</text:p>
      <text:p text:style-name="P9"/>
      <text:p text:style-name="P9"><text:s text:c="4"/>loop forever</text:p>
      <text:p text:style-name="P9"><text:s text:c="7"/>line = Rexx readto()</text:p>
      <text:p text:style-name="P9"><text:s text:c="4"/>catch StageError</text:p>
      <text:p text:style-name="P9"><text:s text:c="4"/>end</text:p>
      <text:p text:style-name="P9"/>
      <text:p text:style-name="Text_20_body"><text:s text:c="4"/>readto() will get 'some text for literal' one hundred times.</text:p>
      <text:p text:style-name="Text_20_body"/>
      <text:p text:style-name="Text_20_body">A quick aside. <text:s/>When writing stages remember that njPipes moves objects through pipes. <text:s/>Use 'value = peekto()' instead of 'value = rexx peekto()' when ever possible. <text:s/>Some of the supplied stages pass objects with classes other than rexx and forcing rexx will cause classCastExceptions. If a stage needs a rexx object try using the rexx stage modifier to attempt to convert the object. <text:s/>Feel free to expand this stage, but please send me the updated version.</text:p>
      <text:p text:style-name="Text_20_body"/>
      <text:p text:style-name="Text_20_body">Serious stage writers will probably want to take a good look at the methods defined in pipes\utils.nrx. <text:s/>There you will find various methods for parsing ranges. <text:s/>You will also find the stub for the stageExit compiler exit. <text:s/>It can be used to produce 'on the fly' code at compile time. <text:s/>You can also use it to change the topology of the unprocessed part of the pipe. <text:s/>The major use is to allow implementations of stages like prefix, append or zone. <text:s/>Its also used to produce better performing stages, for an example see specs.</text:p>
      <text:p text:style-name="Text_20_body">The compiler also queries the rexxArg() and stageArg() methods. <text:s/>If your stage expects objects of class Rexx as arguments rexxArg() should return the number of variables expected. <text:s/>If your stage expects a stage for an argument, stageArg() should return the word position of the stage.</text:p>
      <text:p text:style-name="Text_20_body"/>
      <text:p text:style-name="Text_20_body"><text:span text:style-name="T15">To get a good idea of what can be done with pipes look at the </text:span><text:a xlink:type="simple" xlink:href="http://web.archive.org/web/20070405123447/ftp://ftp.cam.org/users/tomlins/pipes/tasktest.njp"><text:span text:style-name="T16">tasktest</text:span></text:a><text:span text:style-name="T15"> pipe </text:span>in the examples directory. <text:s/>It, using code from Melinda Varins 'Cramming for the Journeyman Plumber Exam' paper, <text:s/>implements the shell of a <text:s/>multitasking server - using about eight stages. <text:s/>The file examples\tcptask.njp contains an example of this technique being used.</text:p>
      <text:p text:style-name="P22"/>
      <text:h text:style-name="Heading_20_2" text:outline-level="2">Deadlocks</text:h>
      <text:p text:style-name="Text_20_body">Pipes for NetRexx and Java detects deadlocks and outputs information to allow you to fix the problem. <text:s/>Consider the following session:</text:p>
      <text:p text:style-name="P27"/>
      <text:p text:style-name="P28"><text:s text:c="4"/>[D:\njpipes]java njp (deadlock) literal test ! a: fanin ! console ! a:</text:p>
      <text:p text:style-name="P28"><text:s text:c="4"/>Pipes for NetRexx and Java version 0.33</text:p>
      <text:p text:style-name="P28"><text:s text:c="4"/>Copyright (c) E. J. Tomlinson , 1998. <text:s/>All rights reserved.</text:p>
      <text:p text:style-name="P28"><text:s text:c="4"/>Building pipe deadlock</text:p>
      <text:p text:style-name="P28"><text:s text:c="4"/>NetRexx portable processor, version 1.140</text:p>
      <text:p text:style-name="P28"><text:s text:c="4"/>Copyright (c) IBM Corporation, 1998. <text:s/>All rights reserved.</text:p>
      <text:p text:style-name="P28"><text:s text:c="4"/>Program deadlock.nrx</text:p>
      <text:p text:style-name="P28"><text:s text:c="4"/>Compilation of 'deadlock.nrx' successful</text:p>
      <text:p text:style-name="P28"/>
      <text:p text:style-name="P28"><text:s text:c="4"/>[D:\njpipes\examples]java -nojit deadlock</text:p>
      <text:p text:style-name="P28"><text:s text:c="4"/>test</text:p>
      <text:p text:style-name="P28"><text:s text:c="4"/>Deadlocked in deadlock</text:p>
      <text:p text:style-name="P28"/>
      <text:p text:style-name="P28"><text:s text:c="4"/>Dumping deadlock Monitored by deadlock</text:p>
      <text:p text:style-name="P28"/>
      <text:p text:style-name="P28"><text:s text:c="5"/>Flag units digit: <text:s/>1=wait out, 2=wait in, 4=wait any, 8=wait commit</text:p>
      <text:p text:style-name="P28"><text:s text:c="21"/>: 10=pending autocommit, 20=pending sever</text:p>
      <text:p text:style-name="P28"/>
      <text:p text:style-name="P28"><text:s text:c="5"/>literal_1</text:p>
      <text:p text:style-name="P28"><text:s text:c="5"/>Running rc=0 commit=-1 Flag=201</text:p>
      <text:p text:style-name="P28"><text:s text:c="5"/>-&gt; out 0 fanin_2 1 test</text:p>
      <text:p text:style-name="P28"/>
      <text:p text:style-name="P28"><text:s text:c="5"/>fanin_2</text:p>
      <text:p text:style-name="P28"><text:s text:c="5"/>Running rc=0 commit=-1 Flag=101</text:p>
      <text:p text:style-name="P28"><text:s text:c="5"/>-&gt; in <text:s/>0 literal_1 1 test</text:p>
      <text:p text:style-name="P28"><text:s text:c="8"/>in <text:s/>1 console_3 0 test</text:p>
      <text:p text:style-name="P28"><text:s text:c="5"/>-&gt; out 0 console_3 1 test</text:p>
      <text:p text:style-name="P28"/>
      <text:p text:style-name="P28"><text:s text:c="5"/>console_3</text:p>
      <text:p text:style-name="P28"><text:s text:c="5"/>Running rc=0 commit=-1 Flag=101</text:p>
      <text:p text:style-name="P28"><text:s text:c="5"/>-&gt; in <text:s/>0 fanin_2 1 test</text:p>
      <text:p text:style-name="P28"><text:s text:c="5"/>-&gt; out 0 fanin_2 0 test</text:p>
      <text:p text:style-name="P28"/>
      <text:p text:style-name="P28"><text:s text:c="4"/>Dumped Pipe deadlock Flag 40F rc=16</text:p>
      <text:p text:style-name="P28"/>
      <text:p text:style-name="P28"><text:s text:c="4"/>RC=16</text:p>
      <text:p text:style-name="P27"/>
      <text:p text:style-name="P27"/>
      <text:p text:style-name="Text_20_body">We can see that there are three stages Running. <text:s/>None have any return codes set. <text:s/>The Flags tell us that all the stages are waiting for an output to complete. <text:s/>The '-&gt;' show which stream is selected. <text:s/>From this we can see console_3 is trying to output to fanin_2. Unfortunately fanin_2 is waiting for output on stream 0 to complete, it cannot read the datawaiting on in stream 1. <text:s/>Hence the stall.</text:p>
      <text:p text:style-name="Text_20_body">When a stream has data being output, there is a boolean flag following the name of the stage the stream is connected to. This tracks the peek state of the object. <text:s/>For an output stream, true means the following stage has peeked at the value. With input streams, the current stage has seen the value when its true.</text:p>
      <text:p text:style-name="Text_20_body"><text:soft-page-break/>When a stage is multithreaded, like elastic, you can get flags of 3 or 5. This means that threads are waiting on output and read, or output and any. When using multithreaded stages, only one thread should use output unless it is serialized using protected or syncronized blocks.</text:p>
      <text:p text:style-name="Text_20_body">When a stage has a pending sever or autocommit flag bits are set too.</text:p>
      <text:p text:style-name="Text_20_body"><text:reference-mark text:name="refoexcep"/></text:p>
      <text:h text:style-name="Heading_20_2" text:outline-level="2"><text:bookmark text:name="__RefHeading__23076_1016530491"/><text:reference-mark text:name="refmethod"/>The Pipe Compiler<text:bookmark-end text:name="__RefHeading__23076_1016530491"/></text:h>
      <table:table table:name="Table78" table:style-name="Table78">
        <table:table-column table:style-name="Table78.A"/>
        <table:table-row>
          <table:table-cell table:style-name="Table78.A1" office:value-type="string">
            <text:p text:style-name="P2"><text:span text:style-name="T6">method</text:span> <text:span text:style-name="T5">name</text:span>[([<text:span text:style-name="T5">arglist</text:span>])] <text:line-break/>               [<text:span text:style-name="T5">visibility</text:span>] [<text:span text:style-name="T5">modifier</text:span>] [<text:span text:style-name="T6">protect</text:span>] [<text:span text:style-name="T6">binary</text:span>] [<text:span text:style-name="T6">deprecated</text:span>] <text:line-break/>               [<text:span text:style-name="T6">returns</text:span> <text:span text:style-name="T5">termr</text:span>] <text:line-break/>               [<text:span text:style-name="T6">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6">inheritable</text:span> <text:line-break/>    <text:span text:style-name="T6">private</text:span> <text:line-break/>    <text:span text:style-name="T6">public</text:span> <text:line-break/>    <text:span text:style-name="T6">shared</text:span> <text:line-break/>  <text:line-break/>and <text:span text:style-name="T5">modifier</text:span> is one of: <text:line-break/>  <text:line-break/>    <text:span text:style-name="T6">abstract</text:span> <text:line-break/>    <text:span text:style-name="T6">constant</text:span> <text:line-break/>    <text:span text:style-name="T6">final</text:span> <text:line-break/>    <text:span text:style-name="T6">native</text:span> <text:line-break/>    <text:span text:style-name="T6">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METHOD instruction"/><text:alphabetical-index-mark text:string-value="METHOD" text:key1="Instructions"/><text:alphabetical-index-mark text:string-value="see program structure" text:key1="METHOD instruction"/><text:alphabetical-index-mark text:string-value="starting" text:key1="Method"/>The <text:span text:style-name="T6">method</text:span> instruction is used to introduce a method within a class, as described in <text:span text:style-name="T5">Program structure</text:span> (see page <text:span text:style-name="T7"><text:reference-ref text:reference-format="page" text:ref-name="refpstruct">Error: Reference source not found</text:reference-ref></text:span>), and define its attributes. The method must be given a <text:span text:style-name="T5">name</text:span>, which must be a non-numeric symbol. <text:alphabetical-index-mark text:string-value="of methods" text:key1="Short name"/><text:alphabetical-index-mark text:string-value="short name of" text:key1="Method"/>This is its <text:span text:style-name="T5">short name</text:span>. </text:p>
      <text:p text:style-name="Text_20_body"><text:alphabetical-index-mark text:string-value="Constructors"/><text:alphabetical-index-mark text:string-value="method" text:key1="Constructors"/><text:alphabetical-index-mark text:string-value="constructor" text:key1="Method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7"><text:reference-ref text:reference-format="page" text:ref-name="refmethcon">Error: Reference source not found</text:reference-ref></text:span>). </text:p>
      <text:p text:style-name="Text_20_body"><text:alphabetical-index-mark text:string-value="of methods" text:key1="Body"/><text:alphabetical-index-mark text:string-value="body of" text:key1="Method"/>The <text:span text:style-name="T5">body</text:span> of the method consists of all clauses following the method instruction (if any) until the next <text:span text:style-name="T6">method</text:span> or <text:span text:style-name="T6">class</text:span> instruction, or the end of the program. </text:p>
      <text:p text:style-name="Text_20_body">The <text:span text:style-name="T5">visibility</text:span>, <text:span text:style-name="T5">modifier</text:span>, and <text:span text:style-name="T6">protect</text:span> keywords, and the <text:span text:style-name="T6">returns</text:span> and <text:span text:style-name="T6">signals</text:span> phrases, may appear in any order. </text:p>
      <text:h text:style-name="Heading_20_4" text:outline-level="4">Arguments</text:h>
      <text:h text:style-name="Heading_20_2" text:outline-level="2"><text:bookmark text:name="__RefHeading__23078_1016530491"/><text:reference-mark text:name="refbmeth"/>Stages<text:bookmark-end text:name="__RefHeading__23078_1016530491"/></text:h>
      <text:p text:style-name="Text_20_body"><text:alphabetical-index-mark text:string-value="see Method, built-in" text:key1="Built-in methods"/><text:alphabetical-index-mark text:string-value="Built-in methods"/><text:alphabetical-index-mark text:string-value="built-in" text:key1="Methods"/><text:alphabetical-index-mark text:string-value="NetRexx" text:key1="Methods"/><text:alphabetical-index-mark text:string-value="Utility methods"/><text:alphabetical-index-mark text:string-value="see Formatting" text:key1="Text formatting"/><text:alphabetical-index-mark text:string-value="see Formatting" text:key1="Word processing"/><text:alphabetical-index-mark text:string-value="see Words" text:key1="Text formatting"/><text:alphabetical-index-mark text:string-value="see Words" text:key1="Word processing"/><text:alphabetical-index-mark text:string-value="methods of" text:key1="Rexx" text:key2="class"/>This section describes the set of built in stages, i.e. the ones that are delivered with the downloadable open source package. These stages are directly executable from the njpipesC.jar file; also, the source of these stages is delivered in the package.</text:p>
      <text:h text:style-name="Heading_20_4" text:outline-level="4">General notes on the built-in stages:</text:h>
      <text:list xml:id="list1603287529" text:style-name="L1">
        <text:list-item>
          <text:p text:style-name="P23">The underlying technology, the JVM, and the chosen implementation language, NetRexx, cause the character representation to be Unicode.</text:p>
        </text:list-item>
        <text:list-item>
          <text:p text:style-name="P23">Most of the stages expect the objects in the pipeline to be of type Rexx</text:p>
        </text:list-item>
      </text:list>
      <text:h text:style-name="P26" text:outline-level="3"><text:bookmark text:name="__RefHeading__23080_1016530491"/>The built-in stages<text:bookmark-end text:name="__RefHeading__23080_1016530491"/></text:h>
      <table:table table:name="dl133" table:style-name="dl133">
        <table:table-column table:style-name="dl133.A"/>
        <table:table-column table:style-name="dl133.B"/>
        <table:table-row>
          <table:table-cell table:style-name="dl133.A1" office:value-type="string">
            <text:p text:style-name="Table_20_Contents">&lt;<text:reference-mark text:name="refabbrev"/><text:alphabetical-index-mark text:string-value="ABBREV method"/><text:alphabetical-index-mark text:string-value="ABBREV" text:key1="Method, built-in"/><text:alphabetical-index-mark text:string-value="testing with ABBREV method" text:key1="Abbreviations"/></text:p>
          </table:table-cell>
          <table:table-cell table:style-name="dl133.A1" office:value-type="string">
            <text:p text:style-name="Text_20_body">This implementation uses <text:span text:style-name="T4">diskr</text:span> as a stage name; this might change in a future version and this abbreviation may be allowed </text:p>
          </table:table-cell>
        </table:table-row>
        <table:table-row>
          <table:table-cell table:style-name="dl133.A1" office:value-type="string">
            <text:p text:style-name="Table_20_Contents">&gt;<text:reference-mark text:name="refabs"/><text:alphabetical-index-mark text:string-value="ABS method"/><text:alphabetical-index-mark text:string-value="ABS" text:key1="Method, built-in"/><text:alphabetical-index-mark text:string-value="ABS" text:key1="Mathematical method"/><text:alphabetical-index-mark text:string-value="value, finding using ABS method" text:key1="Absolute"/></text:p>
          </table:table-cell>
          <table:table-cell table:style-name="dl133.A1" office:value-type="string">
            <text:p text:style-name="Text_20_body">This implementation uses <text:span text:style-name="T4">diskw</text:span> as a stage name; this might change in a future version and this abbreviation may be allowed </text:p>
          </table:table-cell>
        </table:table-row>
        <table:table-row>
          <table:table-cell table:style-name="dl133.A1" office:value-type="string">
            <text:p text:style-name="Table_20_Contents"><text:alphabetical-index-mark text:string-value="B2X method"/><text:alphabetical-index-mark text:string-value="with B2X" text:key1="Packing a string"/><text:alphabetical-index-mark text:string-value="B2X" text:key1="Method, built-in"/><text:alphabetical-index-mark text:string-value="binary to hexadecimal" text:key1="Conversion"/><text:alphabetical-index-mark text:string-value="conversion to hexadecimal" text:key1="Binary"/></text:p>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ext:soft-page-break/>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P6"/>
          </table:table-cell>
        </table:table-row>
        <table:table-row>
          <table:table-cell table:style-name="dl133.A1" office:value-type="string">
            <text:p text:style-name="P1"/>
          </table:table-cell>
          <table:table-cell table:style-name="dl133.A1" office:value-type="string">
            <text:p text:style-name="Text_20_body"/>
          </table:table-cell>
        </table:table-row>
        <table:table-row>
          <table:table-cell table:style-name="dl133.A1" office:value-type="string">
            <text:p text:style-name="P1"/>
          </table:table-cell>
          <table:table-cell table:style-name="dl133.A1" office:value-type="string">
            <text:p text:style-name="Text_20_body"/>
          </table:table-cell>
        </table:table-row>
      </table:table>
      <text:h text:style-name="P24" text:outline-level="1"><text:bookmark text:name="__RefHeading__23082_1016530491"/><text:reference-mark text:name="refappa"/>Appendix A – Version History<text:bookmark-end text:name="__RefHeading__23082_1016530491"/></text:h>
      <text:p text:style-name="Table_20_Contents"><text:s text:c="3"/>0.50 <text:s/>- Released May 30, 1999</text:p>
      <text:p text:style-name="Table_20_Contents"><text:s text:c="9"/>- Fixed a stall occurring when interrupted threads, with the interrupt</text:p>
      <text:p text:style-name="Table_20_Contents"><text:s text:c="11"/>caught by ThreadPool, were reused.</text:p>
      <text:p text:style-name="Table_20_Contents"><text:s text:c="9"/>- Fixed a thread safety problem in ELASTIC</text:p>
      <text:p text:style-name="Table_20_Contents"><text:s text:c="9"/>- Improved the timeout options in TCPDATA and TCPCLIENT, they also</text:p>
      <text:p text:style-name="Table_20_Contents"><text:s text:c="11"/>byte[] instead of strings. <text:s/>This was done since converting to and</text:p>
      <text:p text:style-name="Table_20_Contents"><text:s text:c="11"/>from strings sometimes scrambles binary data (more research on</text:p>
      <text:p text:style-name="Table_20_Contents"><text:s text:c="11"/>encodings...)</text:p>
      <text:p text:style-name="Table_20_Contents"><text:s text:c="9"/>- Changed DELBLOCK it now handles byte[] to help keep tcpdata and</text:p>
      <text:p text:style-name="Table_20_Contents"><text:s text:c="11"/>tcpclient efficient. <text:s/>The EOF option was broken, its fixed now.</text:p>
      <text:p text:style-name="Table_20_Contents"><text:s text:c="9"/>- Changed DISKR, DISKW and DISKA to handle byte[] when using streams.</text:p>
      <text:p text:style-name="Table_20_Contents"><text:s text:c="9"/>- Added INSERT which handles byte[]. <text:s/>This should be used instead of</text:p>
      <text:p text:style-name="Table_20_Contents"><text:s text:c="11"/>SPECS to add LF or CR .</text:p>
      <text:p text:style-name="Table_20_Contents"><text:s text:c="9"/>- Changes SERIALIZE to use byte[].</text:p>
      <text:p text:style-name="Table_20_Contents"><text:s text:c="3"/>0.49 <text:s/>- Released May 21, 1999</text:p>
      <text:p text:style-name="Table_20_Contents"><text:s text:c="9"/>- compiled with 1.2.1 and NetRexx 1.148</text:p>
      <text:p text:style-name="Table_20_Contents"><text:s text:c="9"/>- Added preliminary support added to .njp compiler for files containing</text:p>
      <text:p text:style-name="Table_20_Contents"><text:s text:c="11"/>java source! <text:s/>See the (some what messy) java samples in vectort1.njp,</text:p>
      <text:p text:style-name="Table_20_Contents"><text:s text:c="11"/>overtest.njp and addtest4.njp</text:p>
      <text:p text:style-name="Table_20_Contents"><text:s text:c="9"/>- Added code to generate a dummy .nrx file containing the public class</text:p>
      <text:p text:style-name="Table_20_Contents"><text:s text:c="11"/>in a .java file. <text:s/>This allows NetRexx to compile class that depend on</text:p>
      <text:p text:style-name="Table_20_Contents"><text:s text:c="11"/>the java source.</text:p>
      <text:p text:style-name="Table_20_Contents"><text:s text:c="9"/>- Modified sort to accept arguements in the same order as CMS</text:p>
      <text:p text:style-name="Table_20_Contents"><text:s text:c="9"/>- Fixed rc logic in drop stage</text:p>
      <text:p text:style-name="Table_20_Contents"><text:s text:c="9"/>- Fixed shortcut code for {n} where n is numeric.</text:p>
      <text:p text:style-name="Table_20_Contents"><text:s text:c="3"/>0.48 <text:s/>- Released May 16, 1999</text:p>
      <text:p text:style-name="Table_20_Contents"><text:s text:c="9"/>- Fixed a (nasty) bug involving reusing pipe objects.</text:p>
      <text:p text:style-name="Table_20_Contents"><text:s text:c="9"/>- Added the reuse() method to the stage class. <text:s/>To use it override</text:p>
      <text:p text:style-name="Table_20_Contents"><text:s text:c="11"/>it in your stage. <text:s/>It was added so there was a foolproof way to</text:p>
      <text:p text:style-name="Table_20_Contents"><text:s text:c="11"/>reset a stage when its pipe object is reused. <text:s/>(doSetup is intended</text:p>
      <text:p text:style-name="Table_20_Contents"><text:s text:c="11"/>for use with dynamic arguements in call or added pipes)</text:p>
      <text:p text:style-name="Table_20_Contents"><text:s text:c="9"/>- Added the cont option and defaulted it to comma.</text:p>
      <text:p text:style-name="Table_20_Contents"><text:s text:c="9"/>- fixed return code logic in some stages and in selectInput/Output</text:p>
      <text:p text:style-name="Table_20_Contents"><text:s text:c="9"/>- Added the Emsg methods</text:p>
      <text:p text:style-name="Table_20_Contents"><text:s text:c="9"/>- Added arguement debug option (128)</text:p>
      <text:p text:style-name="Table_20_Contents"><text:s text:c="9"/>- There are no more final methods</text:p>
      <text:p text:style-name="Table_20_Contents"><text:s text:c="9"/>- Much improved error reporting from stages via new Emsg method</text:p>
      <text:p text:style-name="Table_20_Contents"><text:s text:c="3"/>0.47 <text:s/>- Released Jan 3, 1999</text:p>
      <text:p text:style-name="Table_20_Contents"><text:soft-page-break/><text:s text:c="9"/>- recompiled with 1.1.7A and netrexx 1.148</text:p>
      <text:p text:style-name="Table_20_Contents"><text:s text:c="9"/>- UNIQUE repaired?</text:p>
      <text:p text:style-name="Table_20_Contents"><text:s text:c="9"/>- Added stages to acess java objects easily</text:p>
      <text:p text:style-name="Table_20_Contents"><text:s text:c="11"/>VECTOR, VECTORR, VECTORW, VECTORA for java.util.vector</text:p>
      <text:p text:style-name="Table_20_Contents"><text:s text:c="11"/>ARRAY, ARRAYR, ARRAYW, ARRAYA for Object[]</text:p>
      <text:p text:style-name="Table_20_Contents"><text:s text:c="11"/>HASH, HASHR, HASHW, HASHA for java.util.Hashtable</text:p>
      <text:p text:style-name="Table_20_Contents"><text:s text:c="11"/>DICT, DICTR, DICTW, DICTA for java.util.Dictionary</text:p>
      <text:p text:style-name="Table_20_Contents"><text:s text:c="11"/>The hash stages mostly map directly to DICT stages. <text:s/>The exception</text:p>
      <text:p text:style-name="Table_20_Contents"><text:s text:c="11"/>is HASHW which uses the clear() method of Hashtable.</text:p>
      <text:p text:style-name="Table_20_Contents"><text:s text:c="9"/>- Modified LITERAL to be able to put any object into a pipe</text:p>
      <text:p text:style-name="Table_20_Contents"><text:s text:c="9"/>- Modified pipe package to store arguements in a hashtable instead of</text:p>
      <text:p text:style-name="Table_20_Contents"><text:s text:c="11"/>a rexx stem - arguements can now be of any class. <text:s/>Use the arg(null)</text:p>
      <text:p text:style-name="Table_20_Contents"><text:s text:c="11"/>method to get an object arguement.</text:p>
      <text:p text:style-name="Table_20_Contents"><text:s text:c="3"/>0.46a - Released Oct 14, 1998</text:p>
      <text:p text:style-name="Table_20_Contents"><text:s text:c="9"/>- recompiled with 1.1.7</text:p>
      <text:p text:style-name="Table_20_Contents"><text:s text:c="9"/>- TCPLISTEN now supports an input stream to be used to pace accepts</text:p>
      <text:p text:style-name="Table_20_Contents"><text:s text:c="3"/>0.46 <text:s/>- Released Sept 20, 1998</text:p>
      <text:p text:style-name="Table_20_Contents"><text:s text:c="9"/>- COMMAND, CHANGE, FILE, LOCATE, DROP, LOOKUP, TCPCLIENT, TCPLISTEN</text:p>
      <text:p text:style-name="Table_20_Contents"><text:s text:c="11"/>SQLSELECT, CONSOLE, TCPDATA, NOEOFBACK improved.</text:p>
      <text:p text:style-name="Table_20_Contents"><text:s text:c="9"/>- Jeff improved the testing process with the addition of the COMPARE</text:p>
      <text:p text:style-name="Table_20_Contents"><text:s text:c="11"/>stage, he also upgraded many of the tests.</text:p>
      <text:p text:style-name="Table_20_Contents"><text:s text:c="9"/>- Added the buildtests pipe, it builds a test script to be run with:</text:p>
      <text:p text:style-name="Table_20_Contents"><text:s text:c="11"/>test &gt; output &lt; console.data</text:p>
      <text:p text:style-name="Table_20_Contents"><text:s text:c="9"/>- Unexpected exceptions should no longer hang pipes</text:p>
      <text:p text:style-name="Table_20_Contents"><text:s text:c="3"/>0.45 <text:s/>- Released Sept 9, 1998</text:p>
      <text:p text:style-name="Table_20_Contents"><text:s text:c="9"/>* Recompile all your stages. <text:s/>To fix a commit problem I had to</text:p>
      <text:p text:style-name="Table_20_Contents"><text:s text:c="11"/>change the _stage interface class...</text:p>
      <text:p text:style-name="Table_20_Contents"><text:s text:c="9"/>- tcpclient restart problems with oneresp active fixed.</text:p>
      <text:p text:style-name="Table_20_Contents"><text:s text:c="9"/>- commit now returns the current return code of the pipe.</text:p>
      <text:p text:style-name="Table_20_Contents"><text:s text:c="9"/>- fixed minor errors in tcpclient and diska.</text:p>
      <text:p text:style-name="Table_20_Contents"><text:s text:c="3"/>0.44 <text:s/>- Released Sept 8, 1998</text:p>
      <text:p text:style-name="Table_20_Contents"><text:s text:c="9"/>* a recompile of pipes using STEM is required</text:p>
      <text:p text:style-name="Table_20_Contents"><text:s text:c="9"/>- smart DISK, FILE and STEM stages now exist.</text:p>
      <text:p text:style-name="Table_20_Contents"><text:s text:c="9"/>- Made to and from synonoms for in and out in REXX and STRING stages.</text:p>
      <text:p text:style-name="Table_20_Contents"><text:s text:c="9"/>- Added stream option to DISKR and DISKW to read raw streams.</text:p>
      <text:p text:style-name="Table_20_Contents"><text:s text:c="9"/>- Added DISKSLOW and SERIALIZE stages.</text:p>
      <text:p text:style-name="Table_20_Contents"><text:s text:c="9"/>- Now DISK, DISKR, DISKW, DISKA and DISKSLOW have FILE synonyms.</text:p>
      <text:p text:style-name="Table_20_Contents"><text:s text:c="9"/>- Deadlock detection improvements.</text:p>
      <text:p text:style-name="Table_20_Contents"><text:s text:c="9"/>- TCPDATA &amp; TCPCLIENT optimized once again.</text:p>
      <text:p text:style-name="Table_20_Contents"><text:s text:c="9"/>- selectAnyInput could deadlock - fixed.</text:p>
      <text:p text:style-name="Table_20_Contents"><text:s text:c="9"/>- interrupting a pipe now kills it - use this with care (ie. kill -9)</text:p>
      <text:p text:style-name="Table_20_Contents"><text:s text:c="9"/>- Pseudo methods njpRC() and njpObject() are reconized by the pipes</text:p>
      <text:p text:style-name="Table_20_Contents"><text:s text:c="11"/>compiler and return the pipe's RC or object respectivily.</text:p>
      <text:p text:style-name="Table_20_Contents"><text:s text:c="3"/>0.43 <text:s/>- Released August 30, 1998</text:p>
      <text:p text:style-name="Table_20_Contents"><text:s text:c="9"/>- Fixed deadlock dection to see commit deadlocks.</text:p>
      <text:p text:style-name="Table_20_Contents"><text:s text:c="9"/>- Added rest of code to handle improved StageError logic.</text:p>
      <text:p text:style-name="Table_20_Contents"><text:s text:c="9"/>- Added stage templates (template*.nrx) in the njpipes directory.</text:p>
      <text:p text:style-name="Table_20_Contents"><text:s text:c="9"/>- Added a debug flag (64) to trace all StageError rasied by the</text:p>
      <text:p text:style-name="Table_20_Contents"><text:s text:c="11"/>stage class.</text:p>
      <text:p text:style-name="Table_20_Contents"><text:soft-page-break/><text:s text:c="3"/>0.42 <text:s/>- Not released</text:p>
      <text:p text:style-name="Table_20_Contents"><text:s text:c="9"/>* A recompile of pipes using TCPCLIENT, TCPDATA is required.</text:p>
      <text:p text:style-name="Table_20_Contents"><text:s text:c="9"/>* A recompile of pipes using REXX, STRING, ZONE, CASEI is recommended.</text:p>
      <text:p text:style-name="Table_20_Contents"><text:s text:c="9"/>- Updated the comments in _stage to reflect the possible StageError</text:p>
      <text:p text:style-name="Table_20_Contents"><text:s text:c="11"/>and return codes that can be issued.</text:p>
      <text:p text:style-name="Table_20_Contents"><text:s text:c="9"/>- Added the DEBLOCK stage and reworked TCPDATA, TCPCLIENT &amp; GATE.</text:p>
      <text:p text:style-name="Table_20_Contents"><text:s text:c="9"/>- Improved eofReport processing and added a new option 'either' that</text:p>
      <text:p text:style-name="Table_20_Contents"><text:s text:c="11"/>will trigger a StageError when any stream, input or output, severs.</text:p>
      <text:p text:style-name="Table_20_Contents"><text:s text:c="9"/>- Fixed variable subsitution so multiple variables passed to a stage</text:p>
      <text:p text:style-name="Table_20_Contents"><text:s text:c="11"/>will work.</text:p>
      <text:p text:style-name="Table_20_Contents"><text:s text:c="9"/>- Added the ability to pass thru arguements to callpipe and addpipe.</text:p>
      <text:p text:style-name="Table_20_Contents"><text:s text:c="9"/>- Fixed a problem with some StageExits requiring stage_reset methods.</text:p>
      <text:p text:style-name="Table_20_Contents"><text:s text:c="9"/>- Added a function to utils to help assign smarter name to classes</text:p>
      <text:p text:style-name="Table_20_Contents"><text:s text:c="11"/>generated by StageExits.</text:p>
      <text:p text:style-name="Table_20_Contents"><text:s text:c="9"/>- Added counter method to stage. <text:s/>use to count external waits so</text:p>
      <text:p text:style-name="Table_20_Contents"><text:s text:c="11"/>deadlock/stall detection is not fooled.</text:p>
      <text:p text:style-name="Table_20_Contents"><text:s text:c="3"/>0.41 <text:s/>- Released August 23, 1998</text:p>
      <text:p text:style-name="Table_20_Contents"><text:s text:c="9"/>* removed OBJ2REXX, OBJ2STRING stages, use REXX and STRING stage</text:p>
      <text:p text:style-name="Table_20_Contents"><text:s text:c="11"/>modifiers.</text:p>
      <text:p text:style-name="Table_20_Contents"><text:s text:c="9"/>* pipes using TCPDATA, TCPCLIENT &amp; LOOKUP should be recompiled</text:p>
      <text:p text:style-name="Table_20_Contents"><text:s text:c="9"/>- exhanced REXX stage modifier via an object2rexx improvement in</text:p>
      <text:p text:style-name="Table_20_Contents"><text:s text:c="11"/>pipes/utils.nrx</text:p>
      <text:p text:style-name="Table_20_Contents"><text:s text:c="9"/>- optimized ThreadPool startup times. <text:s/>No setName and only use</text:p>
      <text:p text:style-name="Table_20_Contents"><text:s text:c="11"/>setPriority when its required.</text:p>
      <text:p text:style-name="Table_20_Contents"><text:s text:c="9"/>- made it possible to optimized stage startup time when arguements</text:p>
      <text:p text:style-name="Table_20_Contents"><text:s text:c="11"/>are static. <text:s/>See TCPDATA, TCPCLIENT &amp; LOOKUP</text:p>
      <text:p text:style-name="Table_20_Contents"><text:s text:c="9"/>- faq.txt enhanced</text:p>
      <text:p text:style-name="Table_20_Contents"><text:s text:c="3"/>0.40 <text:s/>- Released August 14, 1998</text:p>
      <text:p text:style-name="Table_20_Contents"><text:s text:c="9"/>* All pipes MUST be recompiled. <text:s/>Old pipe class files will stall.</text:p>
      <text:p text:style-name="Table_20_Contents"><text:s text:c="9"/>- OBJ2REXX is depreciated and will be removed, use the REXX stage.</text:p>
      <text:p text:style-name="Table_20_Contents"><text:s text:c="9"/>- added REXX and STRING stages to convert objects entering and leaving</text:p>
      <text:p text:style-name="Table_20_Contents"><text:s text:c="11"/>a stage to rexx or string. <text:s/>Inorder to avoid nasty class conflicts,</text:p>
      <text:p text:style-name="Table_20_Contents"><text:s text:c="11"/>REXX and STRING are implemented in _rexx and _string. <text:s/>The compler</text:p>
      <text:p text:style-name="Table_20_Contents"><text:s text:c="11"/>adds the '_' when necessary (any stage can use this feature).</text:p>
      <text:p text:style-name="Table_20_Contents"><text:s text:c="9"/>- fixed an intermitant stall in callpipe (was completing too fast :-)</text:p>
      <text:p text:style-name="Table_20_Contents"><text:s text:c="9"/>- fixed a stall occuring between shortStreams and COMMAND</text:p>
      <text:p text:style-name="Table_20_Contents"><text:s text:c="9"/>- optimized pipe startup time in pipe.class and via the compiler.</text:p>
      <text:p text:style-name="Table_20_Contents"><text:s text:c="9"/>- optimized rc, commit, deadlock, threadpool code</text:p>
      <text:p text:style-name="Table_20_Contents"><text:s text:c="3"/>0.39 <text:s/>- Released August 9, 1998</text:p>
      <text:p text:style-name="Table_20_Contents"><text:s text:c="9"/>- WAIT_COMMIT and WAIT_ANY are now used in the call/addpipe logic</text:p>
      <text:p text:style-name="Table_20_Contents"><text:s text:c="9"/>- callpipe was not notifiing its pipe when ending leading to an</text:p>
      <text:p text:style-name="Table_20_Contents"><text:s text:c="11"/>very intermitant hang.</text:p>
      <text:p text:style-name="Table_20_Contents"><text:s text:c="3"/>0.38 <text:s/>- Released August 3, 1998</text:p>
      <text:p text:style-name="Table_20_Contents"><text:s text:c="9"/>* All your stages must be recompiled. <text:s/>Recompile your pipes to</text:p>
      <text:p text:style-name="Table_20_Contents"><text:s text:c="11"/>exploit the pipe &amp; thread pool performance improvements.</text:p>
      <text:p text:style-name="Table_20_Contents"><text:s text:c="9"/>- fixed and optimized commit logic.</text:p>
      <text:p text:style-name="Table_20_Contents"><text:s text:c="9"/>- implement a pool for pipes to decrease overhead.</text:p>
      <text:p text:style-name="Table_20_Contents"><text:s text:c="9"/>- implement a pool for threads to decrease overhead.</text:p>
      <text:p text:style-name="Table_20_Contents"><text:s text:c="9"/>- compiler fix to proprogate return codes from stageExits (thanks Jeff).</text:p>
      <text:p text:style-name="Table_20_Contents"><text:soft-page-break/><text:s text:c="9"/>- signal StageError('... <text:s/>in all stageExits modified to</text:p>
      <text:p text:style-name="Table_20_Contents"><text:s text:c="11"/>signal StageError(13,'Error - 'pInfo' - ...</text:p>
      <text:p text:style-name="Table_20_Contents"><text:s text:c="9"/>- UNIQUE stage added by Jeff. <text:s/>It exploits stageExit.</text:p>
      <text:p text:style-name="Table_20_Contents"><text:s text:c="9"/>- COMMAND stage was not starting its threads correctly.</text:p>
      <text:p text:style-name="Table_20_Contents"><text:s text:c="9"/>- SORTs in different pipes could corrupt each other. <text:s/>Thanks René‚</text:p>
      <text:p text:style-name="Table_20_Contents"><text:s text:c="3"/>0.37 <text:s/>- Released July 25, 1998</text:p>
      <text:p text:style-name="Table_20_Contents"><text:s text:c="9"/>* A recompile of pipes using SORT is required</text:p>
      <text:p text:style-name="Table_20_Contents"><text:s text:c="9"/>- added NOEOFBACK, TOTARGET and FRTARGET.</text:p>
      <text:p text:style-name="Table_20_Contents"><text:s text:c="9"/>- removed a protected method from dump(), added arg() to the dump</text:p>
      <text:p text:style-name="Table_20_Contents"><text:s text:c="9"/>- upgraded SORT, sortRexx to exploit IRange and stageExit, optimized</text:p>
      <text:p text:style-name="Table_20_Contents"><text:s text:c="11"/>use, and factored the sort algorithm out of sort/sortRexx.</text:p>
      <text:p text:style-name="Table_20_Contents"><text:s text:c="9"/>- multiple sort stages no longer try to share static variables...</text:p>
      <text:p text:style-name="Table_20_Contents"><text:s text:c="9"/>- the compiler just uses the stage name (not args) when naming stages</text:p>
      <text:p text:style-name="Table_20_Contents"><text:s text:c="3"/>0.36 <text:s/>- Released July 19, 1998</text:p>
      <text:p text:style-name="Table_20_Contents"><text:s text:c="9"/>* A recompile of ALL pipes with stages using IRANGE is required.</text:p>
      <text:p text:style-name="Table_20_Contents"><text:s text:c="11"/>(CHANGE, DEAL, JOINCONT, LOCATE, LOOKUP, PICK, XLATE &amp; ZONE)</text:p>
      <text:p text:style-name="Table_20_Contents"><text:s text:c="9"/>* pipes using NFIND, NLOCATE, STRNFIND or SORT also need to be</text:p>
      <text:p text:style-name="Table_20_Contents"><text:s text:c="11"/>recompiled</text:p>
      <text:p text:style-name="Table_20_Contents"><text:s text:c="9"/>- Added BuildIRangeExit and other methods to an updated IRange</text:p>
      <text:p text:style-name="Table_20_Contents"><text:s text:c="11"/>class. <text:s/>Using 'zone range stage ...' will be faster than</text:p>
      <text:p text:style-name="Table_20_Contents"><text:s text:c="11"/>'stage range ...' when the range consists of n.c or n-c (s).</text:p>
      <text:p text:style-name="Table_20_Contents"><text:s text:c="9"/>- NFIND, NLOCATE, STRNFIND implemented via stageExit and NOT</text:p>
      <text:p text:style-name="Table_20_Contents"><text:s text:c="9"/>- Fixed bugs in, JUXTAPOSE, FIND, STRFIND, SORT, COMMAND, CHANGE</text:p>
      <text:p text:style-name="Table_20_Contents"><text:s text:c="9"/>- The compiler was not calling stageExit in the correct order when</text:p>
      <text:p text:style-name="Table_20_Contents"><text:s text:c="11"/>several calls were needed to build the stage. <text:s/>(zone w1 nfind..)</text:p>
      <text:p text:style-name="Table_20_Contents"><text:s text:c="3"/>0.35 <text:s/>- Released July 16, 1998</text:p>
      <text:p text:style-name="Table_20_Contents"><text:s text:c="9"/>- Jeff Hennick pointed out a bugglet that effected LOOKUP, ZONE and</text:p>
      <text:p text:style-name="Table_20_Contents"><text:s text:c="11"/>PICK that could occur with complex ranges, I found another bug in</text:p>
      <text:p text:style-name="Table_20_Contents"><text:s text:c="11"/>strliteral</text:p>
      <text:p text:style-name="Table_20_Contents"><text:s text:c="9"/>- Jeff Hennick updated this doc with information on IRange and DString</text:p>
      <text:p text:style-name="Table_20_Contents"><text:s text:c="3"/>0.35 <text:s/>- Released July 15, 1998</text:p>
      <text:p text:style-name="Table_20_Contents"><text:s text:c="9"/>* A recompile of ALL pipes using ZONE, TCPCLIENT, TCPDATA, PREFIX</text:p>
      <text:p text:style-name="Table_20_Contents"><text:s text:c="11"/>and APPEND is required.</text:p>
      <text:p text:style-name="Table_20_Contents"><text:s text:c="9"/>- prefix and append can now be labeled, tcpclient and tcpdata</text:p>
      <text:p text:style-name="Table_20_Contents"><text:s text:c="11"/>now use a stage, instead of a pipe, to group data.</text:p>
      <text:p text:style-name="Table_20_Contents"><text:s text:c="9"/>- added compiler support for negitive stream numbers. <text:s/>This is</text:p>
      <text:p text:style-name="Table_20_Contents"><text:s text:c="11"/>intended to be used by stageExit. <text:s/>See append, prefix, tcpdata</text:p>
      <text:p text:style-name="Table_20_Contents"><text:s text:c="11"/>and tcpclient.</text:p>
      <text:p text:style-name="Table_20_Contents"><text:s text:c="9"/>- Redefined rexxArg() and stageArg() to simplify the compiler.</text:p>
      <text:p text:style-name="Table_20_Contents"><text:s text:c="9"/>- selection stages are no longer defined as final.</text:p>
      <text:p text:style-name="Table_20_Contents"><text:s text:c="9"/>- SelectInput(0) and selectOutput(0) are always called by the</text:p>
      <text:p text:style-name="Table_20_Contents"><text:s text:c="11"/>stage implementation so they can be overridden...</text:p>
      <text:p text:style-name="Table_20_Contents"><text:s text:c="9"/>- Reimplemented ZONE using stageExit, added CASEI using the same</text:p>
      <text:p text:style-name="Table_20_Contents"><text:s text:c="11"/>technique. <text:s/>In theory NOT could be done the same way but, to</text:p>
      <text:p text:style-name="Table_20_Contents"><text:s text:c="11"/>avoid some recursion problems NOT is staying in the compiler.</text:p>
      <text:p text:style-name="Table_20_Contents"><text:s text:c="9"/>- StageExit modified to allow it to pass back another stage to</text:p>
      <text:p text:style-name="Table_20_Contents"><text:s text:c="11"/>call. <text:s/>see ZONE, CASEI and NOT.</text:p>
      <text:p text:style-name="Table_20_Contents"><text:s text:c="3"/>0.34 <text:s/>- Released July 11, 1998</text:p>
      <text:p text:style-name="Table_20_Contents"><text:s text:c="9"/>- minor reportEOF(any) logic fix</text:p>
      <text:p text:style-name="Table_20_Contents"><text:soft-page-break/><text:s text:c="9"/>- improved command stage, threads used to process stdout and stderr.</text:p>
      <text:p text:style-name="Table_20_Contents"><text:s text:c="11"/>added zone, pad, lookup, pick, upgraded juxtapose, fixed bugs in</text:p>
      <text:p text:style-name="Table_20_Contents"><text:s text:c="11"/>specs &amp; buffer.</text:p>
      <text:p text:style-name="Table_20_Contents"><text:s text:c="9"/>- added pad option to setIRange method</text:p>
      <text:p text:style-name="Table_20_Contents"><text:s text:c="3"/>0.33 <text:s/>- Released July 5, 1998</text:p>
      <text:p text:style-name="Table_20_Contents"><text:s text:c="9"/>- added rexxArg() and stageArg() methods to utils.nrx for use by the</text:p>
      <text:p text:style-name="Table_20_Contents">$ <text:s text:c="9"/>compiler to query stages about what they expect their arguments to</text:p>
      <text:p text:style-name="Table_20_Contents"><text:s text:c="11"/>contain. <text:s/>This allowed the compiler to be simplified.</text:p>
      <text:p text:style-name="Table_20_Contents">$ <text:s text:c="7"/>- locate now handles null arguments correctly. <text:s/>literals now include</text:p>
      <text:p text:style-name="Table_20_Contents"><text:s text:c="11"/>leading blanks. <text:s/>Thanks for pointing out the problem René.</text:p>
      <text:p text:style-name="Table_20_Contents"><text:s text:c="9"/>- René Jansen contributed the timestamp stage.</text:p>
      <text:p text:style-name="Table_20_Contents"><text:s text:c="9"/>- logic modified to stop output() from getting an EOF when the output</text:p>
      <text:p text:style-name="Table_20_Contents"><text:s text:c="11"/>object has been peeked. <text:s/>The peek status is also displayed by the</text:p>
      <text:p text:style-name="Table_20_Contents"><text:s text:c="11"/>dump() method and hense by deadlocks.</text:p>
      <text:p text:style-name="Table_20_Contents"><text:s text:c="9"/>- minor specs bug fixes (next.n and nextw.n output specs now work)</text:p>
      <text:p text:style-name="Table_20_Contents"><text:s text:c="9"/>- modified the compiler to invoke stageExit(rexx,rexx) method. <text:s/>This</text:p>
      <text:p text:style-name="Table_20_Contents"><text:s text:c="11"/>allows stages to generate code and/or change the pipe topology. <text:s/>See</text:p>
      <text:p text:style-name="Table_20_Contents"><text:s text:c="11"/>specs, append, prefix, change and xnop, in the stages directory.</text:p>
      <text:p text:style-name="Table_20_Contents"><text:s text:c="9"/>- modified StageError in preparation for usage changes.</text:p>
      <text:p text:style-name="Table_20_Contents"><text:s text:c="9"/>- removed the Range class - Jeff's code is better and anything that</text:p>
      <text:p text:style-name="Table_20_Contents"><text:s text:c="11"/>could be done with Range can be done using stageExit.</text:p>
      <text:p text:style-name="Table_20_Contents"><text:s text:c="9"/>- Jeff fixed bugs in change and join and added:</text:p>
      <text:p text:style-name="Table_20_Contents"><text:s text:c="11"/>fblock <text:s text:c="9"/>joincont <text:s text:c="7"/>notinside <text:s text:c="6"/>outside</text:p>
      <text:p text:style-name="Table_20_Contents"><text:s text:c="11"/>inside</text:p>
      <text:p text:style-name="Table_20_Contents"><text:s text:c="3"/>0.32 <text:s/>- Released June 20, 1998</text:p>
      <text:p text:style-name="Table_20_Contents"><text:s text:c="11"/>Jeff updated these stages adding a few new ones too:</text:p>
      <text:p text:style-name="Table_20_Contents"><text:s text:c="11"/>abbrev <text:s text:c="9"/>between <text:s text:c="8"/>split <text:s text:c="10"/>locate</text:p>
      <text:p text:style-name="Table_20_Contents"><text:s text:c="11"/>nlocate <text:s text:c="8"/>strnfind <text:s text:c="7"/>strfind <text:s text:c="8"/>nfind</text:p>
      <text:p text:style-name="Table_20_Contents"><text:s text:c="11"/>find <text:s text:c="11"/>chop</text:p>
      <text:p text:style-name="Table_20_Contents"><text:s text:c="9"/>- minor docuementation updates</text:p>
      <text:p text:style-name="Table_20_Contents"><text:s text:c="9"/>- the Range class is depreciated and will be removed. <text:s/>Use the</text:p>
      <text:p text:style-name="Table_20_Contents"><text:s text:c="11"/>replacements Jeff created (see pipes\utils.nrx and stages\).</text:p>
      <text:p text:style-name="Table_20_Contents"><text:s text:c="3"/>0.31 <text:s/>- Released June 17, 1998</text:p>
      <text:p text:style-name="Table_20_Contents"><text:s text:c="9"/>- modified count, drop, take and deal to handle non rexx objects</text:p>
      <text:p text:style-name="Table_20_Contents"><text:s text:c="11"/>when possible</text:p>
      <text:p text:style-name="Table_20_Contents"><text:s text:c="3"/>0.31 <text:s/>- Released June 16, 1998</text:p>
      <text:p text:style-name="Table_20_Contents"><text:s text:c="9"/>- improved eofReport(ANY) logic to trigger when waiting on output</text:p>
      <text:p text:style-name="Table_20_Contents"><text:s text:c="11"/>and a different output stream severs.</text:p>
      <text:p text:style-name="Table_20_Contents"><text:s text:c="9"/>- factored the source for utils.class out of stages so there is</text:p>
      <text:p text:style-name="Table_20_Contents"><text:s text:c="11"/>a class to add (probably static) shared methods for all stages</text:p>
      <text:p text:style-name="Table_20_Contents"><text:s text:c="9"/>- fixed a deadlock that occured between shortStreams and exit</text:p>
      <text:p text:style-name="Table_20_Contents"><text:s text:c="11"/>(severInput)</text:p>
      <text:p text:style-name="Table_20_Contents"><text:s text:c="9"/>- Jeff Hennick updated many stages to work at CMS or near CMS levels.</text:p>
      <text:p text:style-name="Table_20_Contents"><text:s text:c="11"/>append <text:s text:c="9"/>deal <text:s text:c="11"/>join <text:s text:c="11"/>strfrlabel <text:s text:c="5"/>xlate</text:p>
      <text:p text:style-name="Table_20_Contents"><text:s text:c="11"/>buffer <text:s text:c="9"/>drop <text:s text:c="11"/>literal <text:s text:c="8"/>strliteral</text:p>
      <text:p text:style-name="Table_20_Contents"><text:s text:c="11"/>change <text:s text:c="9"/>fanin <text:s text:c="10"/>locate <text:s text:c="9"/>strtolabel</text:p>
      <text:p text:style-name="Table_20_Contents"><text:s text:c="11"/>console <text:s text:c="8"/>fanout <text:s text:c="9"/>split <text:s text:c="10"/>take</text:p>
      <text:p text:style-name="Table_20_Contents"><text:s text:c="11"/>count <text:s text:c="10"/>frlabel <text:s text:c="8"/>strfind <text:s text:c="8"/>tokenize</text:p>
      <text:p text:style-name="Table_20_Contents"><text:s text:c="11"/>All of Jeff's changes are GNUed. <text:s/>See CopyLeft.txt in the njpipes</text:p>
      <text:p text:style-name="Table_20_Contents"><text:soft-page-break/><text:s text:c="11"/>directory.</text:p>
      <text:p text:style-name="Table_20_Contents"><text:s text:c="3"/>0.30 <text:s/>- Released May 24, 1998</text:p>
      <text:p text:style-name="Table_20_Contents"><text:s text:c="9"/>- fixed logic in core classes to post all pending severs and not</text:p>
      <text:p text:style-name="Table_20_Contents"><text:s text:c="11"/>clear them too early either, this corrects a problem seen on</text:p>
      <text:p text:style-name="Table_20_Contents"><text:s text:c="11"/>Multiprocessor machines.</text:p>
      <text:p text:style-name="Table_20_Contents"><text:s text:c="3"/>0.29 <text:s/>- www page update (docuemention) May 20</text:p>
      <text:p text:style-name="Table_20_Contents"><text:s text:c="9"/>- deadlock section updated</text:p>
      <text:p text:style-name="Table_20_Contents"><text:s text:c="9"/>- installation verification example corrected!</text:p>
      <text:p text:style-name="Table_20_Contents"><text:s text:c="3"/>0.29 <text:s/>- Released May 17, 1998</text:p>
      <text:p text:style-name="Table_20_Contents"><text:s text:c="9"/>- added obj2rexx stage, tolabel stage courtesy of Chuck Moore.</text:p>
      <text:p text:style-name="Table_20_Contents"><text:s text:c="9"/>- enhanced change to support a single range</text:p>
      <text:p text:style-name="Table_20_Contents"><text:s text:c="9"/>- Added setJITCache(Hashtable) method to pipes. <text:s/>This can be used</text:p>
      <text:p text:style-name="Table_20_Contents"><text:s text:c="11"/>to build a global object cache in programs calling pipes. <text:s/>The name</text:p>
      <text:p text:style-name="Table_20_Contents"><text:s text:c="11"/>of the Hasttable is passed to pipe/callpipe/addpipe via a cache</text:p>
      <text:p text:style-name="Table_20_Contents"><text:s text:c="11"/>parameter.</text:p>
      <text:p text:style-name="Table_20_Contents"><text:s text:c="9"/>- Added support for reportEof options. <text:s/>This support is not too</text:p>
      <text:p text:style-name="Table_20_Contents"><text:s text:c="11"/>well tested - some good testcases are needed.</text:p>
      <text:p text:style-name="Table_20_Contents"><text:s text:c="3"/>0.28 <text:s/>- Released May 9, 1998</text:p>
      <text:p text:style-name="Table_20_Contents"><text:s text:c="9"/>- Enhanced parsing in specs (word2.1 would work, word 2.1 would not)</text:p>
      <text:p text:style-name="Table_20_Contents"><text:s text:c="9"/>- Fixed COPY for a NT jit bug, fixed locate so NOT LOCATE would</text:p>
      <text:p text:style-name="Table_20_Contents"><text:s text:c="11"/>work, updated LITERAL not to use more than one exit(rc)</text:p>
      <text:p text:style-name="Table_20_Contents"><text:s text:c="9"/>- Fixed a compiler problem that would hit multistreamed pipes using</text:p>
      <text:p text:style-name="Table_20_Contents"><text:s text:c="11"/>append or prefix.</text:p>
      <text:p text:style-name="Table_20_Contents"><text:s text:c="9"/>- Any options not consumed by njp are passed on to nrc</text:p>
      <text:p text:style-name="Table_20_Contents"><text:s text:c="11"/>and java. <text:s/>Mainly for use from the command line, use with care</text:p>
      <text:p text:style-name="Table_20_Contents"><text:s text:c="11"/>in .njp files...</text:p>
      <text:p text:style-name="Table_20_Contents"><text:s text:c="9"/>- Fixed shortStreams() so it works correctly when shorting streams</text:p>
      <text:p text:style-name="Table_20_Contents"><text:s text:c="11"/>in a stage with multiple streams.</text:p>
      <text:p text:style-name="Table_20_Contents"><text:s text:c="9"/>- Tested all 8 addpipe forms and fixed runtime to work with all</text:p>
      <text:p text:style-name="Table_20_Contents"><text:s text:c="11"/>test cases</text:p>
      <text:p text:style-name="Table_20_Contents"><text:s text:c="9"/>- modified filternjp to accept *in and *out without additional labels</text:p>
      <text:p text:style-name="Table_20_Contents"><text:s text:c="9"/>- reenabled stop() in exit code...</text:p>
      <text:p text:style-name="Table_20_Contents"><text:s text:c="9"/>- added gate, dam, tokenize, juxtapose and courtesy of Chuck Moore,</text:p>
      <text:p text:style-name="Table_20_Contents"><text:s text:c="11"/>frlabel stages</text:p>
      <text:p text:style-name="Table_20_Contents"><text:s text:c="3"/>0.27 <text:s/>- Released May 3, 1998</text:p>
      <text:p text:style-name="Table_20_Contents"><text:s text:c="9"/>- Automated the generation of in/outStream calls. <text:s/>For this to work</text:p>
      <text:p text:style-name="Table_20_Contents"><text:s text:c="11"/>the labels need to be of the form *in0: or *out0: where the '0' is</text:p>
      <text:p text:style-name="Table_20_Contents"><text:s text:c="11"/>replaced by the input or output stream to connect to.</text:p>
      <text:p text:style-name="Table_20_Contents"><text:s text:c="9"/>- Fixed compiler/filter problems with stema</text:p>
      <text:p text:style-name="Table_20_Contents"><text:s text:c="9"/>- Tighted range checking code in specs, fixed problem with delimited</text:p>
      <text:p text:style-name="Table_20_Contents"><text:s text:c="11"/>ranges. <text:s/>Specs was compiling the NetRexx EXIT command...</text:p>
      <text:p text:style-name="Table_20_Contents"><text:s text:c="9"/>- Fixed a problem where output was not see that objects were</text:p>
      <text:p text:style-name="Table_20_Contents"><text:s text:c="11"/>consumed when using sipping pipes...</text:p>
      <text:p text:style-name="Table_20_Contents"><text:s text:c="9"/>- Fixed a problem where severing an output stream did not cause the</text:p>
      <text:p text:style-name="Table_20_Contents"><text:s text:c="11"/>stages stacked on the node's outlist to see the sever</text:p>
      <text:p text:style-name="Table_20_Contents"><text:s text:c="9"/>- Fixed a problem where the stage issuing a callpipe was not seeing</text:p>
      <text:p text:style-name="Table_20_Contents"><text:s text:c="11"/>the called pipe end</text:p>
      <text:p text:style-name="Table_20_Contents"><text:s text:c="9"/>- Added debug option to pipes compiler</text:p>
      <text:p text:style-name="Table_20_Contents"><text:s text:c="9"/>- Repaired commit and added commit levels to dump() method</text:p>
      <text:p text:style-name="Table_20_Contents"><text:soft-page-break/><text:s text:c="9"/>- Fixed problems with callpipe servering several outputs, unstacking</text:p>
      <text:p text:style-name="Table_20_Contents"><text:s text:c="11"/>the saved stream was selecting it...</text:p>
      <text:p text:style-name="Table_20_Contents"><text:s text:c="9"/>- Modified tcpclient and tcpdata to use a secondary thread to</text:p>
      <text:p text:style-name="Table_20_Contents"><text:s text:c="11"/>recieve the tcpip inputs.</text:p>
      <text:p text:style-name="Table_20_Contents"><text:s text:c="9"/>- Now keep a referenced object for each pipe/stage so the JIT does</text:p>
      <text:p text:style-name="Table_20_Contents"><text:s text:c="11"/>not throw away its work and call/addpipes in loops work faster.</text:p>
      <text:p text:style-name="Table_20_Contents"><text:s text:c="9"/>- in/outStreamState now return -1 when autocommit is enabled and</text:p>
      <text:p text:style-name="Table_20_Contents"><text:s text:c="11"/>the stream is unused.</text:p>
      <text:p text:style-name="Table_20_Contents"><text:s text:c="3"/>0.26 <text:s/>- Released April 26, 1998</text:p>
      <text:p text:style-name="Table_20_Contents"><text:span text:style-name="T14"><text:s text:c="3"/></text:span><text:span text:style-name="T15">- Added selection methods to compiler (see </text:span><text:a xlink:type="simple" xlink:href="http://web.archive.org/web/20070405123447/http://www.cam.org/~tomlins/njpipes.html#range"><text:span text:style-name="T16">getRange</text:span></text:a><text:span text:style-name="T15"> in section 4 and</text:span></text:p>
      <text:p text:style-name="Table_20_Contents"><text:s text:c="11"/>the locate stage an example#</text:p>
      <text:p text:style-name="Table_20_Contents"><text:s text:c="9"/>- Added the specs stage. <text:s/>The compiler builds a stage to process the</text:p>
      <text:p text:style-name="Table_20_Contents"><text:s text:c="11"/>specs, reducing overhead.</text:p>
      <text:p text:style-name="Table_20_Contents"><text:s text:c="9"/>- Added tcp/ip stages</text:p>
      <text:p text:style-name="Table_20_Contents"><text:s text:c="9"/>- Fixed problems with severs using addpipe</text:p>
      <text:p text:style-name="Table_20_Contents"><text:s text:c="3"/>0.25 <text:s/>- Optimized some stages using jinsight from www.alphaworks.ibm.com.</text:p>
      <text:p text:style-name="Table_20_Contents"><text:s text:c="11"/>This more that doubled the speed of some stages.</text:p>
      <text:p text:style-name="Table_20_Contents"><text:s text:c="9"/>- fixed bugs in fanin, diskw</text:p>
      <text:p text:style-name="Table_20_Contents"><text:s text:c="9"/>- Added netrexx filters to extract pipes, extended the functions</text:p>
      <text:p text:style-name="Table_20_Contents"><text:s text:c="11"/>of .njp files (multiple pipes in a file and .njp files can now</text:p>
      <text:p text:style-name="Table_20_Contents"><text:s text:c="11"/>contain netrexx code with pipe/callpipe/addpipe)</text:p>
      <text:p text:style-name="Table_20_Contents"><text:s text:c="9"/>- fixed a timing bug in deadlock detection.</text:p>
      <text:p text:style-name="Table_20_Contents"><text:s text:c="9"/>- xlate and sqlselect stages contributed by René Jansen added</text:p>
      <text:p text:style-name="Table_20_Contents"><text:s text:c="3"/>0.24 <text:s/>- Release Feb 98</text:p>
      <text:p text:style-name="Table_20_Contents"><text:s text:c="9"/>- modified the compiler so the syntax of pipes from the command line</text:p>
      <text:p text:style-name="Table_20_Contents"><text:s text:c="11"/>is the same as pipes from .njp files</text:p>
      <text:p text:style-name="Table_20_Contents"><text:s text:c="9"/>- added the sort stage, the sortClass interface and the sortRexx</text:p>
      <text:p text:style-name="Table_20_Contents"><text:s text:c="11"/>example implementation</text:p>
      <text:p text:style-name="Table_20_Contents"><text:s text:c="9"/>- added the timer stage</text:p>
      <text:p text:style-name="Table_20_Contents"><text:s text:c="3"/>0.23 <text:s/>- fixed minor compiler errors (20 Dec 97)</text:p>
      <text:p text:style-name="Table_20_Contents"><text:s text:c="9"/>- not stage modifier added.</text:p>
      <text:p text:style-name="Table_20_Contents"><text:s text:c="9"/>- errors in this page corrected, NT install information added.</text:p>
      <text:p text:style-name="Table_20_Contents"><text:s text:c="9"/>- modified diskr/diskw to use Buffered Streams.</text:p>
      <text:p text:style-name="Table_20_Contents"><text:s text:c="3"/>0.22 <text:s/>- second public release</text:p>
      <text:p text:style-name="Table_20_Contents"><text:s text:c="3"/>0.21 <text:s/>- enabled auto commit, stages start at a commit level of -2 and</text:p>
      <text:p text:style-name="Table_20_Contents"><text:s text:c="11"/>commit to a level of -1 at the first readto, peekto or output.</text:p>
      <text:p text:style-name="Table_20_Contents"><text:s text:c="11"/>nocommit disables the auto commit. <text:s/>This feature has not been</text:p>
      <text:p text:style-name="Table_20_Contents"><text:s text:c="11"/>completely tested (yet).</text:p>
      <text:p text:style-name="Table_20_Contents"><text:s text:c="9"/>- fixed compiler not to call netrexx if one of its pipes deadlocks</text:p>
      <text:p text:style-name="Table_20_Contents"><text:s text:c="3"/>0.20 <text:s/>- Upgraded to May version of the NetRexx compiler (Thanks Mike!)</text:p>
      <text:p text:style-name="Table_20_Contents"><text:s text:c="11"/>this changed the compiler interface. <text:s/>NetRexx from May 10 or</text:p>
      <text:p text:style-name="Table_20_Contents"><text:s text:c="11"/>later is now required.</text:p>
      <text:p text:style-name="Table_20_Contents"><text:s text:c="9"/>- nocommit added to _stages, though its a nop for now</text:p>
      <text:p text:style-name="Table_20_Contents"><text:s text:c="9"/>- modified the compiler class to use the May 10th NetRexx compiler</text:p>
      <text:p text:style-name="Table_20_Contents"><text:s text:c="3"/>0.19 <text:s/>- initial public release (4 May 97)</text:p>
      <text:p text:style-name="Table_20_Contents"/>
      <text:h text:style-name="P24" text:outline-level="1"><text:bookmark text:name="__RefHeading__23084_1016530491"/><text:reference-mark text:name="refappb"/>Appendix B – <text:bookmark-end text:name="__RefHeading__23084_1016530491"/></text:h>
      <text:h text:style-name="Heading_20_2" text:outline-level="2"><text:bookmark text:name="__RefHeading__23086_1016530491"/><text:reference-mark text:name="refnlrset"/><text:bookmark-end text:name="__RefHeading__23086_1016530491"/></text:h>
      <text:p text:style-name="Text_20_body"><text:s/></text:p>
      <table:table table:name="dl149" table:style-name="dl149">
        <table:table-column table:style-name="dl149.A"/>
        <table:table-column table:style-name="dl149.B"/>
        <table:table-row>
          <table:table-cell table:style-name="dl149.A1" office:value-type="string">
            <text:p text:style-name="P1"/>
          </table:table-cell>
          <table:table-cell table:style-name="dl149.A1" office:value-type="string">
            <text:p text:style-name="Text_20_body"/>
          </table:table-cell>
        </table:table-row>
        <table:table-row>
          <table:table-cell table:style-name="dl149.A1" office:value-type="string">
            <text:p text:style-name="P1"/>
          </table:table-cell>
          <table:table-cell table:style-name="dl149.A1" office:value-type="string">
            <text:p text:style-name="Text_20_body"/>
          </table:table-cell>
        </table:table-row>
        <table:table-row>
          <table:table-cell table:style-name="dl149.A1" office:value-type="string">
            <text:p text:style-name="P1"/>
          </table:table-cell>
          <table:table-cell table:style-name="dl149.A1" office:value-type="string">
            <text:p text:style-name="Text_20_body"/>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1032_867219443"/>Index<text:bookmark-end text:name="__RefHeading__1032_867219443"/></text:h>
          </text:index-title>
          <text:p text:style-name="P10">A</text:p>
          <text:p text:style-name="P4">ABBREV method <text:s text:c="4"/><text:span text:style-name="Page_20_Number">10</text:span></text:p>
          <text:p text:style-name="P4">Abbreviations <text:s text:c="4"/></text:p>
          <text:p text:style-name="P11">testing with ABBREV method <text:s text:c="4"/><text:span text:style-name="Page_20_Number">10</text:span></text:p>
          <text:p text:style-name="P4">ABS method <text:s text:c="4"/><text:span text:style-name="Page_20_Number">10</text:span></text:p>
          <text:p text:style-name="P4">Absolute <text:s text:c="4"/></text:p>
          <text:p text:style-name="P11">value, finding using ABS method <text:s text:c="4"/><text:span text:style-name="Page_20_Number">10</text:span></text:p>
          <text:p text:style-name="P4">Arguments <text:s text:c="4"/></text:p>
          <text:p text:style-name="P11">on METHOD instruction <text:s text:c="4"/><text:span text:style-name="Page_20_Number">7</text:span></text:p>
          <text:p text:style-name="P11">provided by caller <text:s text:c="4"/><text:span text:style-name="Page_20_Number">7</text:span></text:p>
          <text:p text:style-name="P10">B</text:p>
          <text:p text:style-name="P4">B2X method <text:s text:c="4"/><text:span text:style-name="Page_20_Number">10</text:span></text:p>
          <text:p text:style-name="P4">Binary <text:s text:c="4"/></text:p>
          <text:p text:style-name="P11">conversion to hexadecimal <text:s text:c="4"/><text:span text:style-name="Page_20_Number">10</text:span></text:p>
          <text:p text:style-name="P4">Body <text:s text:c="4"/></text:p>
          <text:p text:style-name="P11">of methods <text:s text:c="4"/><text:span text:style-name="Page_20_Number">7</text:span></text:p>
          <text:p text:style-name="P4">Built-in methods <text:s text:c="4"/><text:span text:style-name="Page_20_Number">9</text:span></text:p>
          <text:p text:style-name="P4">Built-in methods <text:s text:c="4"/></text:p>
          <text:p text:style-name="P11">see Method, built-in <text:s text:c="4"/><text:span text:style-name="Page_20_Number">9</text:span></text:p>
          <text:p text:style-name="P10">C</text:p>
          <text:p text:style-name="P4">Constructors <text:s text:c="4"/><text:span text:style-name="Page_20_Number">7</text:span></text:p>
          <text:p text:style-name="P11">method <text:s text:c="4"/><text:span text:style-name="Page_20_Number">7</text:span></text:p>
          <text:p text:style-name="P4">Conversion <text:s text:c="4"/></text:p>
          <text:p text:style-name="P11">binary to hexadecimal <text:s text:c="4"/><text:span text:style-name="Page_20_Number">10</text:span></text:p>
          <text:p text:style-name="P10">I</text:p>
          <text:p text:style-name="P4">Instructions <text:s text:c="4"/></text:p>
          <text:p text:style-name="P11">METHOD <text:s text:c="4"/><text:span text:style-name="Page_20_Number">7</text:span></text:p>
          <text:p text:style-name="P10">M</text:p>
          <text:p text:style-name="P4">Mathematical method <text:s text:c="4"/></text:p>
          <text:p text:style-name="P11">ABS <text:s text:c="4"/><text:span text:style-name="Page_20_Number">10</text:span></text:p>
          <text:p text:style-name="P4">Method <text:s text:c="4"/></text:p>
          <text:p text:style-name="P11">body of <text:s text:c="4"/><text:span text:style-name="Page_20_Number">7</text:span></text:p>
          <text:p text:style-name="P11">short name of <text:s text:c="4"/><text:span text:style-name="Page_20_Number">7</text:span></text:p>
          <text:p text:style-name="P11">starting <text:s text:c="4"/><text:span text:style-name="Page_20_Number">7</text:span></text:p>
          <text:p text:style-name="P4">METHOD instruction <text:s text:c="4"/><text:span text:style-name="Page_20_Number">7</text:span></text:p>
          <text:p text:style-name="P11">see program structure <text:s text:c="4"/><text:span text:style-name="Page_20_Number">7</text:span></text:p>
          <text:p text:style-name="P4">Method, built-in <text:s text:c="4"/></text:p>
          <text:p text:style-name="P11">ABBREV <text:s text:c="4"/><text:span text:style-name="Page_20_Number">10</text:span></text:p>
          <text:p text:style-name="P11">ABS <text:s text:c="4"/><text:span text:style-name="Page_20_Number">10</text:span></text:p>
          <text:p text:style-name="P11">B2X <text:s text:c="4"/><text:span text:style-name="Page_20_Number">10</text:span></text:p>
          <text:p text:style-name="P4">Methods <text:s text:c="4"/></text:p>
          <text:p text:style-name="P11">arguments of <text:s text:c="4"/><text:span text:style-name="Page_20_Number">7</text:span></text:p>
          <text:p text:style-name="P11">built-in <text:s text:c="4"/><text:span text:style-name="Page_20_Number">9</text:span></text:p>
          <text:p text:style-name="P11">constructor <text:s text:c="4"/><text:span text:style-name="Page_20_Number">7</text:span></text:p>
          <text:p text:style-name="P11">NetRexx <text:s text:c="4"/><text:span text:style-name="Page_20_Number">9</text:span></text:p>
          <text:p text:style-name="P10">P</text:p>
          <text:p text:style-name="P4">Packing a string <text:s text:c="4"/></text:p>
          <text:p text:style-name="P11">with B2X <text:s text:c="4"/><text:span text:style-name="Page_20_Number">10</text:span></text:p>
          <text:p text:style-name="P10">R</text:p>
          <text:p text:style-name="P4">Rexx <text:s text:c="4"/></text:p>
          <text:p text:style-name="P11">class <text:s text:c="4"/></text:p>
          <text:p text:style-name="P12">methods of <text:s text:c="4"/><text:span text:style-name="Page_20_Number">9</text:span></text:p>
          <text:p text:style-name="P10">S</text:p>
          <text:p text:style-name="P4">Short name <text:s text:c="4"/></text:p>
          <text:p text:style-name="P11">of methods <text:s text:c="4"/><text:span text:style-name="Page_20_Number">7</text:span></text:p>
          <text:p text:style-name="P10">T</text:p>
          <text:p text:style-name="P4">Text formatting <text:s text:c="4"/></text:p>
          <text:p text:style-name="P11">see Formatting <text:s text:c="4"/><text:span text:style-name="Page_20_Number">9</text:span></text:p>
          <text:p text:style-name="P11">see Words <text:s text:c="4"/><text:span text:style-name="Page_20_Number">9</text:span></text:p>
          <text:p text:style-name="P10">U</text:p>
          <text:p text:style-name="P4">Utility methods <text:s text:c="4"/><text:span text:style-name="Page_20_Number">9</text:span></text:p>
          <text:p text:style-name="P10">W</text:p>
          <text:p text:style-name="P4">Word processing <text:s text:c="4"/></text:p>
          <text:p text:style-name="P11">see Formatting <text:s text:c="4"/><text:span text:style-name="Page_20_Number">9</text:span></text:p>
          <text:p text:style-name="P11">see Words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0.60" text:name="footstatus"/>
        </text:user-field-decls>
        <text:p text:style-name="Footer"><text:span text:style-name="MT1"><text:user-field-get text:name="footstatus">Version 0.60</text:user-field-get></text:span><text:tab/><text:span text:style-name="MT2"><text:chapter text:display="name" text:outline-level="1">A Quick Tour of njPipes</text:chapter></text:span><text:tab/><text:span text:style-name="MT1"><text:page-number style:num-format="1" text:select-page="current">29</text:page-number></text:span></text:p>
      </style:footer>
      <style:footer-left>
        <text:user-field-decls>
          <text:user-field-decl office:value-type="string" office:string-value="Version 0.60" text:name="footstatus"/>
        </text:user-field-decls>
        <text:p text:style-name="Footer"><text:span text:style-name="MT1"><text:page-number text:select-page="current">29</text:page-number></text:span><text:span text:style-name="MT1"><text:tab/></text:span><text:span text:style-name="MT3"><text:chapter text:display="name" text:outline-level="1">Appendix A – Version History</text:chapter></text:span><text:span text:style-name="MT1"><text:tab/></text:span><text:span text:style-name="MT1"><text:user-field-get text:name="footstatus">Version 0.60</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0.60" text:name="footstatus"/>
        </text:user-field-decls>
        <text:p text:style-name="Footer"><text:span text:style-name="MT1"><text:user-field-get text:name="footstatus">Version 0.60</text:user-field-get></text:span><text:tab/><text:span text:style-name="MT2"><text:chapter text:display="name" text:outline-level="1">Index</text:chapter></text:span><text:tab/><text:span text:style-name="MT1"><text:page-number style:num-format="1" text:select-page="current">29</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8-16T21:33:16</dc:date>
    <dc:title>NetRexx 3</dc:title>
    <dc:subject>Version 3.00</dc:subject>
    <dc:description>Copyright (c) Mike Cowlishaw  1979, 2009.
 
Converted from GML (NRL markup) 2009.05.22 11:34:56</dc:description>
    <dc:language>en-gb</dc:language>
    <meta:editing-cycles>19</meta:editing-cycles>
    <meta:editing-duration>PT6H56M55S</meta:editing-duration>
    <meta:document-statistic meta:table-count="3" meta:image-count="0" meta:object-count="0" meta:page-count="29" meta:paragraph-count="589" meta:word-count="5293" meta:character-count="34726"/>
    <meta:hyperlink-behaviour office:target-frame-name="_blank" xlink:show="new"/>
  </office:meta>
</office:document-meta>
</file>